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1" manifest:media-type=""/>
  <manifest:file-entry manifest:full-path="ObjectReplacements/Object 3"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paragraph-properties fo:margin-left="0in" fo:margin-right="0.1252in" fo:text-indent="0in" style:auto-text-indent="false"/>
    </style:style>
    <style:style style:name="P33" style:family="paragraph" style:parent-style-name="Text_20_body">
      <style:paragraph-properties fo:margin-left="0.0835in" fo:margin-right="0.0835in" fo:text-indent="0in" style:auto-text-indent="false"/>
    </style:style>
    <style:style style:name="P34" style:family="paragraph" style:parent-style-name="Text_20_body" style:list-style-name="L2">
      <style:paragraph-properties fo:margin-top="0in" fo:margin-bottom="0in" loext:contextual-spacing="false"/>
    </style:style>
    <style:style style:name="P35" style:family="paragraph" style:parent-style-name="Text_20_body" style:list-style-name="L5">
      <style:paragraph-properties fo:margin-top="0in" fo:margin-bottom="0in" loext:contextual-spacing="false"/>
    </style:style>
    <style:style style:name="P36" style:family="paragraph" style:parent-style-name="Text_20_body" style:list-style-name="L13">
      <style:paragraph-properties fo:margin-top="0in" fo:margin-bottom="0in" loext:contextual-spacing="false"/>
    </style:style>
    <style:style style:name="P37" style:family="paragraph" style:parent-style-name="Text_20_body" style:list-style-name="L16">
      <style:paragraph-properties fo:margin-top="0in" fo:margin-bottom="0in" loext:contextual-spacing="false"/>
    </style:style>
    <style:style style:name="P38" style:family="paragraph" style:parent-style-name="Standard">
      <style:paragraph-properties fo:margin-top="0in" fo:margin-bottom="0.1965in" loext:contextual-spacing="false"/>
    </style:style>
    <style:style style:name="P39" style:family="paragraph" style:parent-style-name="Preformatted_20_Text">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in" svg:y="0in" svg:width="8.2681in" svg:height="0.7665in" draw:z-index="0">
        <draw:floating-frame draw:frame-name="aswift_1"/>
      </draw:frame>
      <draw:frame draw:style-name="fr2" draw:name="Object3" text:anchor-type="page" text:anchor-page-number="1" svg:x="0in" svg:y="0in" svg:width="1.6665in" svg:height="6.25in" draw:z-index="1">
        <draw:floating-frame draw:frame-name="aswift_2"/>
      </draw:frame>
      <draw:frame draw:style-name="fr2" draw:name="Object4" text:anchor-type="page" text:anchor-page-number="1" svg:x="0in" svg:y="0in" svg:width="8.2681in" svg:height="0.7665in" draw:z-index="3">
        <draw:floating-frame draw:frame-name="aswift_1"/>
      </draw:frame>
      <draw:frame draw:style-name="fr2" draw:name="Object6" text:anchor-type="page" text:anchor-page-number="1" svg:x="0in" svg:y="0in" svg:width="1.6665in" svg:height="6.25in" draw:z-index="4">
        <draw:floating-frame draw:frame-name="aswift_2"/>
      </draw:frame>
      <draw:frame draw:style-name="fr2" draw:name="Object7" text:anchor-type="page" text:anchor-page-number="1" svg:x="0in" svg:y="0in" svg:width="8.2681in" svg:height="0.7665in" draw:z-index="5">
        <draw:floating-frame draw:frame-name="aswift_0"/>
      </draw:frame>
      <text:p text:style-name="Text_20_body">Обобщения или generics (обобщенные типы и методы) позволяют нам уйти от жесткого определения используемых типов. Рассмотрим проблему, в которой они нам могут понадобиться.</text:p>
      <text:p text:style-name="Text_20_body">Допустим, мы определяем класс для представления банковского счета. К примеру, он мог бы выглядеть следующим образом::</text:p>
      <text:p text:style-name="Preformatted_20_Text">class Account{</text:p>
      <text:p text:style-name="Preformatted_20_Text"><text:s text:c="8"/></text:p>
      <text:p text:style-name="Preformatted_20_Text"><text:s text:c="4"/>private int id;</text:p>
      <text:p text:style-name="Preformatted_20_Text"><text:s text:c="8"/>private int sum;</text:p>
      <text:p text:style-name="Preformatted_20_Text"><text:s text:c="8"/></text:p>
      <text:p text:style-name="Preformatted_20_Text"><text:s text:c="8"/>Account(int id, int sum){</text:p>
      <text:p text:style-name="Preformatted_20_Text"><text:s text:c="16"/>this.id = id;</text:p>
      <text:p text:style-name="Preformatted_20_Text"><text:s text:c="16"/>this.sum = sum;</text:p>
      <text:p text:style-name="Preformatted_20_Text"><text:s text:c="8"/>}</text:p>
      <text:p text:style-name="Preformatted_20_Text"><text:s text:c="8"/></text:p>
      <text:p text:style-name="Preformatted_20_Text"><text:s text:c="4"/>public int getId() { return id; }</text:p>
      <text:p text:style-name="Preformatted_20_Text"><text:s text:c="8"/>public int getSum() { return sum; }</text:p>
      <text:p text:style-name="Preformatted_20_Text"><text:s text:c="8"/>public void setSum(int sum) { this.sum = sum; }</text:p>
      <text:p text:style-name="P39">}</text:p>
      <text:p text:style-name="Text_20_body">Класс Account имеет два поля: id - уникальный идентификатор счета и sum - сумма на счете.</text:p>
      <text:p text:style-name="Text_20_body">В данном случае идентификатор задан как целочисленное значение, например, 1, 2, 3, 4 и так далее. Однако также нередко для идентификатора используются и строковые значения. И числовые, и строковые значения имеют свои плюсы и минусы. И на момент написания класса мы можем точно не знать, что лучше выбрать для хранения идентификатора - строки или числа. Либо, возможно, этот класс будет использоваться другими разработчиками, которые могут иметь свое мнение по данной проблеме. Например, в качестве типа id они захотят исподльзовать какой-то свой класс.</text:p>
      <text:p text:style-name="Text_20_body">И на первый взгляд мы можем решить данную проблему следующим образом: задать id как поле типа Object, который является универсальным и базовым суперклассом для всех остальных типов:</text:p>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16"/>Account acc1 = new Account(2334, 5000); // id - число</text:p>
      <text:p text:style-name="Preformatted_20_Text"><text:s text:c="16"/>int acc1Id = (int)acc1.getId();</text:p>
      <text:p text:style-name="Preformatted_20_Text"><text:s text:c="16"/>System.out.println(acc1Id);</text:p>
      <text:p text:style-name="Preformatted_20_Text"><text:s text:c="16"/></text:p>
      <text:p text:style-name="Preformatted_20_Text"><text:s text:c="16"/>Account acc2 = new Account("sid5523", 5000); <text:s text:c="3"/>// id - строка</text:p>
      <text:p text:style-name="Preformatted_20_Text"><text:s text:c="16"/>System.out.println(acc2.getId());</text:p>
      <text:p text:style-name="Preformatted_20_Text"><text:s text:c="8"/>}</text:p>
      <text:p text:style-name="Preformatted_20_Text">}</text:p>
      <text:p text:style-name="Preformatted_20_Text">class Account{</text:p>
      <text:p text:style-name="Preformatted_20_Text"><text:s text:c="8"/></text:p>
      <text:p text:style-name="Preformatted_20_Text"><text:s text:c="4"/>private Object id;</text:p>
      <text:p text:style-name="Preformatted_20_Text"><text:s text:c="8"/>private int sum;</text:p>
      <text:p text:style-name="Preformatted_20_Text"><text:s text:c="8"/></text:p>
      <text:p text:style-name="Preformatted_20_Text"><text:s text:c="8"/>Account(Object id, int sum){</text:p>
      <text:p text:style-name="Preformatted_20_Text"><text:s text:c="16"/>this.id = id;</text:p>
      <text:p text:style-name="Preformatted_20_Text"><text:s text:c="16"/>this.sum = sum;</text:p>
      <text:p text:style-name="Preformatted_20_Text"><text:s text:c="8"/>}</text:p>
      <text:p text:style-name="Preformatted_20_Text"><text:s text:c="8"/></text:p>
      <text:p text:style-name="Preformatted_20_Text"><text:soft-page-break/><text:s text:c="4"/>public Object getId() { return id; }</text:p>
      <text:p text:style-name="Preformatted_20_Text"><text:s text:c="8"/>public int getSum() { return sum; }</text:p>
      <text:p text:style-name="Preformatted_20_Text"><text:s text:c="8"/>public void setSum(int sum) { this.sum = sum; }</text:p>
      <text:p text:style-name="P39">}</text:p>
      <text:p text:style-name="Text_20_body">В данном случае все замечательно работает. Однако в данном случае мы салкиваемся с проблемой безопасности типов. Например, в следующем случае мы получим ошибку:</text:p>
      <text:p text:style-name="Preformatted_20_Text">Account acc1 = new Account("2345", 5000);</text:p>
      <text:p text:style-name="Preformatted_20_Text">int acc1Id = (int)acc1.getId(); // java.lang.ClassCastException</text:p>
      <text:p text:style-name="P39">System.out.println(acc1Id);</text:p>
      <text:p text:style-name="Text_20_body">Проблема может показаться искуственной, так как в данном случае мы видим, что в конструктор передается строка, поэтому вряд ли будет пытаться преобразовать к типу int. Однако в процессе разработки мы можем не знать, какий именно тип представляет значение в id, и при попытке получить число в данном случае мы столкнемся с исключением java.lang.ClassCastException.</text:p>
      <text:p text:style-name="Text_20_body">Писать для каждого отдельного типа свою версию класса Account тоже не является хорошим решением, так как в этом случае мы вынуждены повторяться.</text:p>
      <text:p text:style-name="Text_20_body">Эти проблемы были призваны устранить обобщения или generics. Обобщения позволяют не указывать конкретный тип, который будет использоваться. Поэтому определим класс Account как обобщенный:</text:p>
      <text:p text:style-name="Preformatted_20_Text">class Account&lt;T&gt;{</text:p>
      <text:p text:style-name="Preformatted_20_Text"><text:s text:c="8"/></text:p>
      <text:p text:style-name="Preformatted_20_Text"><text:s text:c="4"/>private T id;</text:p>
      <text:p text:style-name="Preformatted_20_Text"><text:s text:c="8"/>private int sum;</text:p>
      <text:p text:style-name="Preformatted_20_Text"><text:s text:c="8"/></text:p>
      <text:p text:style-name="Preformatted_20_Text"><text:s text:c="8"/>Account(T id, int sum){</text:p>
      <text:p text:style-name="Preformatted_20_Text"><text:s text:c="16"/>this.id = id;</text:p>
      <text:p text:style-name="Preformatted_20_Text"><text:s text:c="16"/>this.sum = sum;</text:p>
      <text:p text:style-name="Preformatted_20_Text"><text:s text:c="8"/>}</text:p>
      <text:p text:style-name="Preformatted_20_Text"><text:s text:c="8"/></text:p>
      <text:p text:style-name="Preformatted_20_Text"><text:s text:c="4"/>public T getId() { return id; }</text:p>
      <text:p text:style-name="Preformatted_20_Text"><text:s text:c="8"/>public int getSum() { return sum; }</text:p>
      <text:p text:style-name="Preformatted_20_Text"><text:s text:c="8"/>public void setSum(int sum) { this.sum = sum; }</text:p>
      <text:p text:style-name="P39">}</text:p>
      <text:p text:style-name="Text_20_body">С помощью буквы T в определении класса <text:span text:style-name="Source_20_Text">class Account&lt;T&gt;</text:span> мы указываем, что данный тип T будет использоваться этим классом. Параметр T в угловых скобках называется универсальным параметром, так как вместо него можно подставить любой тип. При этом пока мы не знаем, какой именно это будет тип: String, int или какой-то другой. Причем буква <text:span text:style-name="Source_20_Text">T</text:span> выбрана условна, это может и любая другая буква или набор символов.</text:p>
      <text:p text:style-name="Text_20_body">После объявления класса мы можем применить универсальный параметр <text:span text:style-name="Source_20_Text">T</text:span>: так далее в классе объявляется переменная этого типа, которой затем присваивается значение в конструкторе.</text:p>
      <text:p text:style-name="Text_20_body">Метод <text:span text:style-name="Source_20_Text">getId()</text:span> возвращает значение переменной id, но так как данная переменная представляет тип T, то данный метод также возвращает объект типа T: <text:span text:style-name="Source_20_Text">public T getId()</text:span>.</text:p>
      <text:p text:style-name="Text_20_body">Используем данный класс:</text:p>
      <text:p text:style-name="Preformatted_20_Text"><text:soft-page-break/>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16"/>Account&lt;String&gt; acc1 = new Account&lt;String&gt;("2345", 5000);</text:p>
      <text:p text:style-name="Preformatted_20_Text"><text:s text:c="16"/>String acc1Id = acc1.getId();</text:p>
      <text:p text:style-name="Preformatted_20_Text"><text:s text:c="16"/>System.out.println(acc1Id);</text:p>
      <text:p text:style-name="Preformatted_20_Text"><text:s text:c="16"/></text:p>
      <text:p text:style-name="Preformatted_20_Text"><text:s text:c="16"/>Account&lt;Integer&gt; acc2 = new Account&lt;Integer&gt;(2345, 5000);</text:p>
      <text:p text:style-name="Preformatted_20_Text"><text:s text:c="16"/>Integer acc2Id = acc2.getId();</text:p>
      <text:p text:style-name="Preformatted_20_Text"><text:s text:c="16"/>System.out.println(acc2Id);</text:p>
      <text:p text:style-name="Preformatted_20_Text"><text:s text:c="8"/>}</text:p>
      <text:p text:style-name="Preformatted_20_Text">}</text:p>
      <text:p text:style-name="Preformatted_20_Text">class Account&lt;T&gt;{</text:p>
      <text:p text:style-name="Preformatted_20_Text"><text:s text:c="8"/></text:p>
      <text:p text:style-name="Preformatted_20_Text"><text:s text:c="4"/>private T id;</text:p>
      <text:p text:style-name="Preformatted_20_Text"><text:s text:c="8"/>private int sum;</text:p>
      <text:p text:style-name="Preformatted_20_Text"><text:s text:c="8"/></text:p>
      <text:p text:style-name="Preformatted_20_Text"><text:s text:c="8"/>Account(T id, int sum){</text:p>
      <text:p text:style-name="Preformatted_20_Text"><text:s text:c="16"/>this.id = id;</text:p>
      <text:p text:style-name="Preformatted_20_Text"><text:s text:c="16"/>this.sum = sum;</text:p>
      <text:p text:style-name="Preformatted_20_Text"><text:s text:c="8"/>}</text:p>
      <text:p text:style-name="Preformatted_20_Text"><text:s text:c="8"/></text:p>
      <text:p text:style-name="Preformatted_20_Text"><text:s text:c="4"/>public T getId() { return id; }</text:p>
      <text:p text:style-name="Preformatted_20_Text"><text:s text:c="8"/>public int getSum() { return sum; }</text:p>
      <text:p text:style-name="Preformatted_20_Text"><text:s text:c="8"/>public void setSum(int sum) { this.sum = sum; }</text:p>
      <text:p text:style-name="P39">}</text:p>
      <text:p text:style-name="Text_20_body">При определении переменной даннного класса и создании объекта после имени класса в угловых скобках нужно указать, какой именно тип будет использоваться вместо универсального параметра. При этом надо учитывать, что они работают только с объектами, но не работают с примитивными типами. То есть мы можем написать <text:span text:style-name="Source_20_Text">Account&lt;Integer&gt;</text:span>, но не можем использовать тип int или double, например, <text:span text:style-name="Source_20_Text">Account&lt;int&gt;</text:span>. Вместо примитивных типов надо использовать классы-обертки: Integer вместо int, Double вместо double и т.д.</text:p>
      <text:p text:style-name="Text_20_body">Например, первый объект будет использовать тип String, то есть вместо T будет подставляться String:</text:p>
      <text:p text:style-name="P39">Account&lt;String&gt; acc1 = new Account&lt;String&gt;("2345", 5000);</text:p>
      <text:p text:style-name="Text_20_body">В этом случае в качестве первого параметра в конструктор передается строка.</text:p>
      <text:p text:style-name="Text_20_body">А второй объект использует тип int (Integer):</text:p>
      <text:p text:style-name="P39">Account&lt;Integer&gt; acc2 = new Account&lt;Integer&gt;(2345, 5000);</text:p>
      <text:h text:style-name="Heading_20_3" text:outline-level="3">Обобщенные интерфейсы</text:h>
      <text:p text:style-name="Text_20_body">Интерфейсы, как и классы, также могут быть обобщенными. Создадим обобщенный интерфейс Accountable и используем его в программе:</text:p>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16"/>Accountable&lt;String&gt; acc1 = new Account("1235rwr", 5000);</text:p>
      <text:p text:style-name="Preformatted_20_Text"><text:s text:c="16"/>Account acc2 = new Account("2373", 4300);</text:p>
      <text:p text:style-name="Preformatted_20_Text"><text:soft-page-break/><text:s text:c="16"/>System.out.println(acc1.getId());</text:p>
      <text:p text:style-name="Preformatted_20_Text"><text:s text:c="16"/>System.out.println(acc2.getId());</text:p>
      <text:p text:style-name="Preformatted_20_Text"><text:s text:c="8"/>}</text:p>
      <text:p text:style-name="Preformatted_20_Text">}</text:p>
      <text:p text:style-name="Preformatted_20_Text">interface Accountable&lt;T&gt;{</text:p>
      <text:p text:style-name="Preformatted_20_Text"><text:s text:c="8"/>T getId();</text:p>
      <text:p text:style-name="Preformatted_20_Text"><text:s text:c="8"/>int getSum();</text:p>
      <text:p text:style-name="Preformatted_20_Text"><text:s text:c="8"/>void setSum(int sum);</text:p>
      <text:p text:style-name="Preformatted_20_Text">}</text:p>
      <text:p text:style-name="Preformatted_20_Text">class Account implements Accountable&lt;String&gt;{</text:p>
      <text:p text:style-name="Preformatted_20_Text"><text:s text:c="8"/></text:p>
      <text:p text:style-name="Preformatted_20_Text"><text:s text:c="4"/>private String id;</text:p>
      <text:p text:style-name="Preformatted_20_Text"><text:s text:c="8"/>private int sum;</text:p>
      <text:p text:style-name="Preformatted_20_Text"><text:s text:c="8"/></text:p>
      <text:p text:style-name="Preformatted_20_Text"><text:s text:c="8"/>Account(String id, int sum){</text:p>
      <text:p text:style-name="Preformatted_20_Text"><text:s text:c="16"/>this.id = id;</text:p>
      <text:p text:style-name="Preformatted_20_Text"><text:s text:c="16"/>this.sum = sum;</text:p>
      <text:p text:style-name="Preformatted_20_Text"><text:s text:c="8"/>}</text:p>
      <text:p text:style-name="Preformatted_20_Text"><text:s text:c="8"/></text:p>
      <text:p text:style-name="Preformatted_20_Text"><text:s text:c="4"/>public String getId() { return id; }</text:p>
      <text:p text:style-name="Preformatted_20_Text"><text:s text:c="8"/>public int getSum() { return sum; }</text:p>
      <text:p text:style-name="Preformatted_20_Text"><text:s text:c="8"/>public void setSum(int sum) { this.sum = sum; }</text:p>
      <text:p text:style-name="P39">}</text:p>
      <text:p text:style-name="Text_20_body">При реализации подобного интерфейса есть две стратегии. В данном случае реализована первая стратегия, когда при реализации для универсального параметра интерфейса задается конкретный тип, как например, в данном случае это тип String. Тогда класс, реализующий интерфейс, жестко привязан к этому типу.</text:p>
      <text:p text:style-name="Text_20_body">Вторая стратегия представляет определение обобщенного класса, который также использует тот же универсальный параметр:</text:p>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16"/>Account&lt;String&gt; acc1 = new Account&lt;String&gt;("1235rwr", 5000);</text:p>
      <text:p text:style-name="Preformatted_20_Text"><text:s text:c="16"/>Account&lt;String&gt; acc2 = new Account&lt;String&gt;("2373", 4300);</text:p>
      <text:p text:style-name="Preformatted_20_Text"><text:s text:c="16"/>System.out.println(acc1.getId());</text:p>
      <text:p text:style-name="Preformatted_20_Text"><text:s text:c="16"/>System.out.println(acc2.getId());</text:p>
      <text:p text:style-name="Preformatted_20_Text"><text:s text:c="8"/>}</text:p>
      <text:p text:style-name="Preformatted_20_Text">}</text:p>
      <text:p text:style-name="Preformatted_20_Text">interface Accountable&lt;T&gt;{</text:p>
      <text:p text:style-name="Preformatted_20_Text"><text:s text:c="8"/>T getId();</text:p>
      <text:p text:style-name="Preformatted_20_Text"><text:s text:c="8"/>int getSum();</text:p>
      <text:p text:style-name="Preformatted_20_Text"><text:s text:c="8"/>void setSum(int sum);</text:p>
      <text:p text:style-name="Preformatted_20_Text">}</text:p>
      <text:p text:style-name="Preformatted_20_Text">class Account&lt;T&gt; implements Accountable&lt;T&gt;{</text:p>
      <text:p text:style-name="Preformatted_20_Text"><text:s text:c="8"/></text:p>
      <text:p text:style-name="Preformatted_20_Text"><text:s text:c="4"/>private T id;</text:p>
      <text:p text:style-name="Preformatted_20_Text"><text:s text:c="8"/>private int sum;</text:p>
      <text:p text:style-name="Preformatted_20_Text"><text:s text:c="8"/></text:p>
      <text:p text:style-name="Preformatted_20_Text"><text:s text:c="8"/>Account(T id, int sum){</text:p>
      <text:p text:style-name="Preformatted_20_Text"><text:s text:c="16"/>this.id = id;</text:p>
      <text:p text:style-name="Preformatted_20_Text"><text:s text:c="16"/>this.sum = sum;</text:p>
      <text:p text:style-name="Preformatted_20_Text"><text:s text:c="8"/>}</text:p>
      <text:p text:style-name="Preformatted_20_Text"><text:s text:c="8"/></text:p>
      <text:p text:style-name="Preformatted_20_Text"><text:s text:c="4"/>public T getId() { return id; }</text:p>
      <text:p text:style-name="Preformatted_20_Text"><text:s text:c="8"/>public int getSum() { return sum; }</text:p>
      <text:p text:style-name="Preformatted_20_Text"><text:s text:c="8"/>public void setSum(int sum) { this.sum = sum; }</text:p>
      <text:p text:style-name="P39">}</text:p>
      <text:h text:style-name="Heading_20_3" text:outline-level="3"><text:soft-page-break/>Обобщенные методы</text:h>
      <text:p text:style-name="Text_20_body">Кроме обобщенных типов можно также создавать обобщенные методы, которые точно также будут использовать универсальные параметры. Например:</text:p>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16"/>Printer printer = new Printer();</text:p>
      <text:p text:style-name="Preformatted_20_Text"><text:s text:c="16"/>String[] people = {"Tom", "Alice", "Sam", "Kate", "Bob", "Helen"};</text:p>
      <text:p text:style-name="Preformatted_20_Text"><text:s text:c="16"/>Integer[] numbers = {23, 4, 5, 2, 13, 456, 4};</text:p>
      <text:p text:style-name="Preformatted_20_Text"><text:s text:c="16"/>printer.&lt;String&gt;print(people);</text:p>
      <text:p text:style-name="Preformatted_20_Text"><text:s text:c="16"/>printer.&lt;Integer&gt;print(numbers);</text:p>
      <text:p text:style-name="Preformatted_20_Text"><text:s text:c="8"/>}</text:p>
      <text:p text:style-name="Preformatted_20_Text">}</text:p>
      <text:p text:style-name="Preformatted_20_Text"/>
      <text:p text:style-name="Preformatted_20_Text">class Printer{</text:p>
      <text:p text:style-name="Preformatted_20_Text"><text:s text:c="8"/></text:p>
      <text:p text:style-name="Preformatted_20_Text"><text:s text:c="8"/>public &lt;T&gt; void print(T[] items){</text:p>
      <text:p text:style-name="Preformatted_20_Text"><text:s text:c="16"/>for(T item: items){</text:p>
      <text:p text:style-name="Preformatted_20_Text"><text:s text:c="24"/>System.out.println(item);</text:p>
      <text:p text:style-name="Preformatted_20_Text"><text:s text:c="16"/>}</text:p>
      <text:p text:style-name="Preformatted_20_Text"><text:s text:c="8"/>}</text:p>
      <text:p text:style-name="P39">}</text:p>
      <text:p text:style-name="Text_20_body">Особенностью обобщенного метода является использование универсального параметра в объявлении метода после всех модификаторов и перед типом возвращаемого значения.</text:p>
      <text:p text:style-name="P39">public &lt;T&gt; void print(T[] items)</text:p>
      <text:p text:style-name="Text_20_body">Затем внутри метода все значения типа T будут представлять данный универсальный параметр.</text:p>
      <text:p text:style-name="Text_20_body">При вызове подобного метода перед его именем в угловых скобках указывается, какой тип будет передаваться на место универсального параметра:</text:p>
      <text:p text:style-name="Preformatted_20_Text">printer.&lt;String&gt;print(people);</text:p>
      <text:p text:style-name="P39">printer.&lt;Integer&gt;print(numbers);</text:p>
      <text:h text:style-name="Heading_20_3" text:outline-level="3">Использование нескольких универсальных параметров</text:h>
      <text:p text:style-name="Text_20_body">Мы можем также задать сразу несколько универсальных параметров:</text:p>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16"/>Account&lt;String, Double&gt; acc1 = new Account&lt;String, Double&gt;("354", 5000.87);</text:p>
      <text:p text:style-name="Preformatted_20_Text"><text:s text:c="16"/>String id = acc1.getId();</text:p>
      <text:p text:style-name="Preformatted_20_Text"><text:s text:c="16"/>Double sum = acc1.getSum();</text:p>
      <text:p text:style-name="Preformatted_20_Text"><text:s text:c="16"/>System.out.printf("Id: %s <text:s/>Sum: %f \n", id, sum);</text:p>
      <text:p text:style-name="Preformatted_20_Text"><text:s text:c="8"/>}</text:p>
      <text:p text:style-name="Preformatted_20_Text">}</text:p>
      <text:p text:style-name="Preformatted_20_Text">class Account&lt;T, S&gt;{</text:p>
      <text:p text:style-name="Preformatted_20_Text"><text:s text:c="8"/></text:p>
      <text:p text:style-name="Preformatted_20_Text"><text:s text:c="4"/>private T id;</text:p>
      <text:p text:style-name="Preformatted_20_Text"><text:s text:c="8"/>private S sum;</text:p>
      <text:p text:style-name="Preformatted_20_Text"><text:soft-page-break/><text:s text:c="8"/></text:p>
      <text:p text:style-name="Preformatted_20_Text"><text:s text:c="8"/>Account(T id, S sum){</text:p>
      <text:p text:style-name="Preformatted_20_Text"><text:s text:c="16"/>this.id = id;</text:p>
      <text:p text:style-name="Preformatted_20_Text"><text:s text:c="16"/>this.sum = sum;</text:p>
      <text:p text:style-name="Preformatted_20_Text"><text:s text:c="8"/>}</text:p>
      <text:p text:style-name="Preformatted_20_Text"><text:s text:c="8"/></text:p>
      <text:p text:style-name="Preformatted_20_Text"><text:s text:c="4"/>public T getId() { return id; }</text:p>
      <text:p text:style-name="Preformatted_20_Text"><text:s text:c="8"/>public S getSum() { return sum; }</text:p>
      <text:p text:style-name="Preformatted_20_Text"><text:s text:c="8"/>public void setSum(S sum) { this.sum = sum; }</text:p>
      <text:p text:style-name="P39">}</text:p>
      <text:p text:style-name="Text_20_body">В данном случае тип String будет передаваться на место параметра T, а тип Double - на место параметра S.</text:p>
      <text:h text:style-name="Heading_20_3" text:outline-level="3">Обобщенные конструкторы</text:h>
      <text:p text:style-name="Text_20_body">Конструкторы как и методы также могут быть обобщенными. В этом случае перед конструктором также указываются в угловых скобках универсальные параметры:</text:p>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16"/>Account acc1 = new Account("cid2373", 5000);</text:p>
      <text:p text:style-name="Preformatted_20_Text"><text:s text:c="16"/>Account acc2 = new Account(53757, 4000);</text:p>
      <text:p text:style-name="Preformatted_20_Text"><text:s text:c="16"/>System.out.println(acc1.getId());</text:p>
      <text:p text:style-name="Preformatted_20_Text"><text:s text:c="16"/>System.out.println(acc2.getId());</text:p>
      <text:p text:style-name="Preformatted_20_Text"><text:s text:c="8"/>}</text:p>
      <text:p text:style-name="Preformatted_20_Text">}</text:p>
      <text:p text:style-name="Preformatted_20_Text"/>
      <text:p text:style-name="Preformatted_20_Text">class Account{</text:p>
      <text:p text:style-name="Preformatted_20_Text"><text:s text:c="8"/></text:p>
      <text:p text:style-name="Preformatted_20_Text"><text:s text:c="4"/>private String id;</text:p>
      <text:p text:style-name="Preformatted_20_Text"><text:s text:c="8"/>private int sum;</text:p>
      <text:p text:style-name="Preformatted_20_Text"><text:s text:c="8"/></text:p>
      <text:p text:style-name="Preformatted_20_Text"><text:s text:c="8"/>&lt;T&gt;Account(T id, int sum){</text:p>
      <text:p text:style-name="Preformatted_20_Text"><text:s text:c="16"/>this.id = id.toString();</text:p>
      <text:p text:style-name="Preformatted_20_Text"><text:s text:c="16"/>this.sum = sum;</text:p>
      <text:p text:style-name="Preformatted_20_Text"><text:s text:c="8"/>}</text:p>
      <text:p text:style-name="Preformatted_20_Text"><text:s text:c="8"/></text:p>
      <text:p text:style-name="Preformatted_20_Text"><text:s text:c="4"/>public String getId() { return id; }</text:p>
      <text:p text:style-name="Preformatted_20_Text"><text:s text:c="8"/>public int getSum() { return sum; }</text:p>
      <text:p text:style-name="Preformatted_20_Text"><text:s text:c="8"/>public void setSum(int sum) { this.sum = sum; }</text:p>
      <text:p text:style-name="P39">}</text:p>
      <text:p text:style-name="Text_20_body">В данном случае конструктор принимает параметр id, который представляет тип T. В конструкторе его значение превращается в строку и сохраняется в локальную переменную.</text:p>
      <text:p text:style-name="Standard"/>
      <text:section text:style-name="Sect1" text:name="content_right">
        <text:section text:style-name="Sect1" text:name="content_right_inner">
          <text:p text:style-name="Standard"/>
          <text:section text:style-name="Sect1" text:name="content_center">
            <text:p text:style-name="Standard"/>
            <text:section text:style-name="Sect1" text:name="menC">
              <text:p text:style-name="Standard"/>
              <text:section text:style-name="Sect1" text:name="articleText">
                <text:p text:style-name="Text_20_body">Когда мы указываем универсальный параметр у обобщений, то по умолчанию он может представлять любой тип. Однако иногда необходимо, чтобы параметр соответствовал только некоторому ограниченному набору типов. В этом случае применяются ограничения, которые позволяют указать базовый класс, которому должен соответствовать параметр.</text:p>
                <text:p text:style-name="Text_20_body"><text:soft-page-break/>Для установки ограничения после универсального параметра ставится слово extends, после которого указывается базовый класс ограничения:</text:p>
                <text:p text:style-name="Preformatted_20_Text">class Account{ }</text:p>
                <text:p text:style-name="P39">class Transaction&lt;T extends Account&gt;{ }</text:p>
                <text:p text:style-name="Text_20_body">К примеру, в данном случае для параметра T в Transaction ограничением является класс Account. То есть на место параметра T мы можем передать либо класс Account, либо один из его классов-наследников.</text:p>
                <text:p text:style-name="Text_20_body">Например, рассмотрим следующюю программу:</text:p>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16"/>Account acc1 = new Account("1876", 4500);</text:p>
                <text:p text:style-name="Preformatted_20_Text"><text:s text:c="8"/>Account acc2 = new Account("3476", 1500);</text:p>
                <text:p text:style-name="Preformatted_20_Text"><text:s text:c="13"/></text:p>
                <text:p text:style-name="Preformatted_20_Text"><text:s text:c="8"/>Transaction&lt;Account&gt; tran1 = new Transaction&lt;Account&gt;(acc1,acc2, 4000);</text:p>
                <text:p text:style-name="Preformatted_20_Text"><text:s text:c="8"/>tran1.execute();</text:p>
                <text:p text:style-name="Preformatted_20_Text"><text:s text:c="16"/>tran1 = new Transaction&lt;Account&gt;(acc1,acc2, 4000);</text:p>
                <text:p text:style-name="Preformatted_20_Text"><text:s text:c="16"/>tran1.execute();</text:p>
                <text:p text:style-name="Preformatted_20_Text"><text:s text:c="8"/>}</text:p>
                <text:p text:style-name="Preformatted_20_Text">}</text:p>
                <text:p text:style-name="Preformatted_20_Text">class Transaction&lt;T extends Account&gt;{</text:p>
                <text:p text:style-name="Preformatted_20_Text"><text:s text:c="8"/></text:p>
                <text:p text:style-name="Preformatted_20_Text"><text:s text:c="4"/>private T from; <text:s text:c="4"/>// с какого счета перевод</text:p>
                <text:p text:style-name="Preformatted_20_Text"><text:s text:c="4"/>private T to; <text:s text:c="6"/>// на какой счет перевод</text:p>
                <text:p text:style-name="Preformatted_20_Text"><text:s text:c="4"/>private int sum; <text:s text:c="3"/>// сумма перевода</text:p>
                <text:p text:style-name="Preformatted_20_Text"><text:s text:c="8"/></text:p>
                <text:p text:style-name="Preformatted_20_Text"><text:s text:c="8"/>Transaction(T from, T to, int sum){</text:p>
                <text:p text:style-name="Preformatted_20_Text"><text:s text:c="16"/>this.from = from;</text:p>
                <text:p text:style-name="Preformatted_20_Text"><text:s text:c="16"/>this.to = to;</text:p>
                <text:p text:style-name="Preformatted_20_Text"><text:s text:c="16"/>this.sum = sum;</text:p>
                <text:p text:style-name="Preformatted_20_Text"><text:s text:c="8"/>}</text:p>
                <text:p text:style-name="Preformatted_20_Text"><text:s text:c="4"/>public void execute(){</text:p>
                <text:p text:style-name="Preformatted_20_Text"><text:s text:c="16"/></text:p>
                <text:p text:style-name="Preformatted_20_Text"><text:s text:c="8"/>if (from.getSum() &gt; sum)</text:p>
                <text:p text:style-name="Preformatted_20_Text"><text:s text:c="8"/>{</text:p>
                <text:p text:style-name="Preformatted_20_Text"><text:s text:c="12"/>from.setSum(from.getSum() - sum);</text:p>
                <text:p text:style-name="Preformatted_20_Text"><text:s text:c="12"/>to.setSum(to.getSum() + sum);</text:p>
                <text:p text:style-name="Preformatted_20_Text"><text:s text:c="12"/>System.out.printf("Account %s: %d \nAccount %s: %d \n", </text:p>
                <text:p text:style-name="Preformatted_20_Text"><text:s text:c="32"/>from.getId(), from.getSum(),to.getId(), to.getSum());</text:p>
                <text:p text:style-name="Preformatted_20_Text"><text:s text:c="8"/>}</text:p>
                <text:p text:style-name="Preformatted_20_Text"><text:s text:c="8"/>else{</text:p>
                <text:p text:style-name="Preformatted_20_Text"><text:s text:c="12"/>System.out.printf("Operation is invalid");</text:p>
                <text:p text:style-name="Preformatted_20_Text"><text:s text:c="8"/>}</text:p>
                <text:p text:style-name="Preformatted_20_Text"><text:s text:c="4"/>}</text:p>
                <text:p text:style-name="Preformatted_20_Text">}</text:p>
                <text:p text:style-name="Preformatted_20_Text">class Account{</text:p>
                <text:p text:style-name="Preformatted_20_Text"><text:s text:c="8"/></text:p>
                <text:p text:style-name="Preformatted_20_Text"><text:s text:c="4"/>private String id;</text:p>
                <text:p text:style-name="Preformatted_20_Text"><text:s text:c="8"/>private int sum;</text:p>
                <text:p text:style-name="Preformatted_20_Text"><text:s text:c="8"/></text:p>
                <text:p text:style-name="Preformatted_20_Text"><text:s text:c="8"/>Account(String id, int sum){</text:p>
                <text:p text:style-name="Preformatted_20_Text"><text:s text:c="16"/>this.id = id;</text:p>
                <text:p text:style-name="Preformatted_20_Text"><text:s text:c="16"/>this.sum = sum;</text:p>
                <text:p text:style-name="Preformatted_20_Text"><text:s text:c="8"/>}</text:p>
                <text:p text:style-name="Preformatted_20_Text"><text:s text:c="8"/></text:p>
                <text:p text:style-name="Preformatted_20_Text"><text:s text:c="4"/>public String getId() { return id; }</text:p>
                <text:p text:style-name="Preformatted_20_Text"><text:soft-page-break/><text:s text:c="8"/>public int getSum() { return sum; }</text:p>
                <text:p text:style-name="Preformatted_20_Text"><text:s text:c="8"/>public void setSum(int sum) { this.sum = sum; }</text:p>
                <text:p text:style-name="P39">}</text:p>
                <text:p text:style-name="Text_20_body">В данном случае класс Transaction, который представляет операцию перевода средств между двумя счетами, типизирован параметром T, у котрого в качестве ограничения установлен класс Account. При создании объекта Transaction в его конструктор передаются два объекта Account - два счета, между которыми надо осуществить перевод, и сумма перевода.</text:p>
                <text:p text:style-name="Text_20_body">При этом важно понимать, что поскольку мы установили подобное ограничение, то компилятор будет распознавать объекты типа T как объекты типа Account. И в этом случае мы можем вызывать у объектов типа T методы класса Account. И мы бы не смогли бы это сделать, если бы мы не задали подобного ограничения:</text:p>
                <text:p text:style-name="Preformatted_20_Text">class Transaction&lt;T&gt;{</text:p>
                <text:p text:style-name="Preformatted_20_Text"><text:s text:c="8"/>// остальное содержимое</text:p>
                <text:p text:style-name="P39">}</text:p>
                <text:p text:style-name="Text_20_body">В этом случае была бы ошибка.</text:p>
                <text:h text:style-name="Heading_20_3" text:outline-level="3">Обобщенные типы в качестве ограничений</text:h>
                <text:p text:style-name="Text_20_body">В качестве ограничений могут выступать и другие обобщения, которые сами могут иметь ограничения:</text:p>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16"/>Account&lt;String&gt; acc1 = new Account&lt;String&gt;("1876", 4500);</text:p>
                <text:p text:style-name="Preformatted_20_Text"><text:s text:c="8"/>Account&lt;String&gt; acc2 = new Account&lt;String&gt;("3476", 1500);</text:p>
                <text:p text:style-name="Preformatted_20_Text"><text:s text:c="13"/></text:p>
                <text:p text:style-name="Preformatted_20_Text"><text:s text:c="8"/>Transaction&lt;Account&lt;String&gt;&gt; tran1 = new Transaction&lt;Account&lt;String&gt;&gt;(acc1,acc2, 4000);</text:p>
                <text:p text:style-name="Preformatted_20_Text"><text:s text:c="8"/>tran1.execute();</text:p>
                <text:p text:style-name="Preformatted_20_Text"><text:s text:c="16"/>tran1 = new Transaction&lt;Account&lt;String&gt;&gt;(acc1,acc2, 4000);</text:p>
                <text:p text:style-name="Preformatted_20_Text"><text:s text:c="16"/>tran1.execute();</text:p>
                <text:p text:style-name="Preformatted_20_Text"><text:s text:c="8"/>}</text:p>
                <text:p text:style-name="Preformatted_20_Text">}</text:p>
                <text:p text:style-name="Preformatted_20_Text">class Transaction&lt;T extends Account&lt;String&gt;&gt;{</text:p>
                <text:p text:style-name="Preformatted_20_Text"><text:s text:c="8"/></text:p>
                <text:p text:style-name="Preformatted_20_Text"><text:s text:c="4"/>private T from; <text:s text:c="4"/>// с какого счета перевод</text:p>
                <text:p text:style-name="Preformatted_20_Text"><text:s text:c="4"/>private T to; <text:s text:c="6"/>// на какой счет перевод</text:p>
                <text:p text:style-name="Preformatted_20_Text"><text:s text:c="4"/>private int sum; <text:s text:c="3"/>// сумма перевода</text:p>
                <text:p text:style-name="Preformatted_20_Text"><text:s text:c="8"/></text:p>
                <text:p text:style-name="Preformatted_20_Text"><text:s text:c="8"/>Transaction(T from, T to, int sum){</text:p>
                <text:p text:style-name="Preformatted_20_Text"><text:s text:c="16"/>this.from = from;</text:p>
                <text:p text:style-name="Preformatted_20_Text"><text:s text:c="16"/>this.to = to;</text:p>
                <text:p text:style-name="Preformatted_20_Text"><text:s text:c="16"/>this.sum = sum;</text:p>
                <text:p text:style-name="Preformatted_20_Text"><text:s text:c="8"/>}</text:p>
                <text:p text:style-name="Preformatted_20_Text"><text:s text:c="4"/>public void execute(){</text:p>
                <text:p text:style-name="Preformatted_20_Text"><text:s text:c="16"/></text:p>
                <text:p text:style-name="Preformatted_20_Text"><text:s text:c="8"/>if (from.getSum() &gt; sum)</text:p>
                <text:p text:style-name="Preformatted_20_Text"><text:s text:c="8"/>{</text:p>
                <text:p text:style-name="Preformatted_20_Text"><text:s text:c="12"/>from.setSum(from.getSum() - sum);</text:p>
                <text:p text:style-name="Preformatted_20_Text"><text:s text:c="12"/>to.setSum(to.getSum() + sum);</text:p>
                <text:p text:style-name="Preformatted_20_Text"><text:s text:c="12"/>System.out.printf("Account %s: %d \nAccount %s: %d \n", </text:p>
                <text:p text:style-name="Preformatted_20_Text"><text:s text:c="32"/>from.getId(), from.getSum(),to.getId(), to.getSum());</text:p>
                <text:p text:style-name="Preformatted_20_Text"><text:soft-page-break/><text:s text:c="8"/>}</text:p>
                <text:p text:style-name="Preformatted_20_Text"><text:s text:c="8"/>else{</text:p>
                <text:p text:style-name="Preformatted_20_Text"><text:s text:c="12"/>System.out.printf("Operation is invalid");</text:p>
                <text:p text:style-name="Preformatted_20_Text"><text:s text:c="8"/>}</text:p>
                <text:p text:style-name="Preformatted_20_Text"><text:s text:c="4"/>}</text:p>
                <text:p text:style-name="Preformatted_20_Text">}</text:p>
                <text:p text:style-name="Preformatted_20_Text">class Account&lt;T&gt;{</text:p>
                <text:p text:style-name="Preformatted_20_Text"><text:s text:c="8"/></text:p>
                <text:p text:style-name="Preformatted_20_Text"><text:s text:c="4"/>private T id;</text:p>
                <text:p text:style-name="Preformatted_20_Text"><text:s text:c="8"/>private int sum;</text:p>
                <text:p text:style-name="Preformatted_20_Text"><text:s text:c="8"/></text:p>
                <text:p text:style-name="Preformatted_20_Text"><text:s text:c="8"/>Account(T id, int sum){</text:p>
                <text:p text:style-name="Preformatted_20_Text"><text:s text:c="16"/>this.id = id;</text:p>
                <text:p text:style-name="Preformatted_20_Text"><text:s text:c="16"/>this.sum = sum;</text:p>
                <text:p text:style-name="Preformatted_20_Text"><text:s text:c="8"/>}</text:p>
                <text:p text:style-name="Preformatted_20_Text"><text:s text:c="8"/></text:p>
                <text:p text:style-name="Preformatted_20_Text"><text:s text:c="4"/>public T getId() { return id; }</text:p>
                <text:p text:style-name="Preformatted_20_Text"><text:s text:c="8"/>public int getSum() { return sum; }</text:p>
                <text:p text:style-name="Preformatted_20_Text"><text:s text:c="8"/>public void setSum(int sum) { this.sum = sum; }</text:p>
                <text:p text:style-name="P39">}</text:p>
                <text:p text:style-name="Text_20_body">В данном случае ограничением для Transaction является тип Account, который типизирован типом String.</text:p>
                <text:h text:style-name="Heading_20_3" text:outline-level="3">Интерфейсы в качестве оганичений</text:h>
                <text:p text:style-name="Text_20_body">В качестве ограничений могут выступать также интерфейсы. В этом случае передаваемый на место универсального параметра тип должен реализовать данный интерфейс:</text:p>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16"/>Account acc1 = new Account("1235rwr", 5000);</text:p>
                <text:p text:style-name="Preformatted_20_Text"><text:s text:c="16"/>Account acc2 = new Account("2373", 4300);</text:p>
                <text:p text:style-name="Preformatted_20_Text"><text:s text:c="16"/>Transaction&lt;Account&gt; tran1 = new Transaction&lt;Account&gt;(acc1, acc2, 1560);</text:p>
                <text:p text:style-name="Preformatted_20_Text"><text:s text:c="16"/>tran1.execute();</text:p>
                <text:p text:style-name="Preformatted_20_Text"><text:s text:c="8"/>}</text:p>
                <text:p text:style-name="Preformatted_20_Text">}</text:p>
                <text:p text:style-name="Preformatted_20_Text">interface Accountable{</text:p>
                <text:p text:style-name="Preformatted_20_Text"><text:s text:c="8"/>String getId();</text:p>
                <text:p text:style-name="Preformatted_20_Text"><text:s text:c="8"/>int getSum();</text:p>
                <text:p text:style-name="Preformatted_20_Text"><text:s text:c="8"/>void setSum(int sum);</text:p>
                <text:p text:style-name="Preformatted_20_Text">}</text:p>
                <text:p text:style-name="Preformatted_20_Text">class Account implements Accountable{</text:p>
                <text:p text:style-name="Preformatted_20_Text"><text:s text:c="8"/></text:p>
                <text:p text:style-name="Preformatted_20_Text"><text:s text:c="4"/>private String id;</text:p>
                <text:p text:style-name="Preformatted_20_Text"><text:s text:c="8"/>private int sum;</text:p>
                <text:p text:style-name="Preformatted_20_Text"><text:s text:c="8"/></text:p>
                <text:p text:style-name="Preformatted_20_Text"><text:s text:c="8"/>Account(String id, int sum){</text:p>
                <text:p text:style-name="Preformatted_20_Text"><text:s text:c="16"/>this.id = id;</text:p>
                <text:p text:style-name="Preformatted_20_Text"><text:s text:c="16"/>this.sum = sum;</text:p>
                <text:p text:style-name="Preformatted_20_Text"><text:s text:c="8"/>}</text:p>
                <text:p text:style-name="Preformatted_20_Text"><text:s text:c="8"/></text:p>
                <text:p text:style-name="Preformatted_20_Text"><text:s text:c="4"/>public String getId() { return id; }</text:p>
                <text:p text:style-name="Preformatted_20_Text"><text:s text:c="8"/>public int getSum() { return sum; }</text:p>
                <text:p text:style-name="Preformatted_20_Text"><text:s text:c="8"/>public void setSum(int sum) { this.sum = sum; }</text:p>
                <text:p text:style-name="Preformatted_20_Text">}</text:p>
                <text:p text:style-name="Preformatted_20_Text">class Transaction&lt;T extends Accountable&gt;{</text:p>
                <text:p text:style-name="Preformatted_20_Text"><text:s text:c="8"/></text:p>
                <text:p text:style-name="Preformatted_20_Text"><text:s text:c="4"/>private T from; <text:s text:c="4"/>// с какого счета перевод</text:p>
                <text:p text:style-name="Preformatted_20_Text"><text:soft-page-break/><text:s text:c="4"/>private T to; <text:s text:c="6"/>// на какой счет перевод</text:p>
                <text:p text:style-name="Preformatted_20_Text"><text:s text:c="4"/>private int sum; <text:s text:c="3"/>// сумма перевода</text:p>
                <text:p text:style-name="Preformatted_20_Text"><text:s text:c="8"/></text:p>
                <text:p text:style-name="Preformatted_20_Text"><text:s text:c="8"/>Transaction(T from, T to, int sum){</text:p>
                <text:p text:style-name="Preformatted_20_Text"><text:s text:c="16"/>this.from = from;</text:p>
                <text:p text:style-name="Preformatted_20_Text"><text:s text:c="16"/>this.to = to;</text:p>
                <text:p text:style-name="Preformatted_20_Text"><text:s text:c="16"/>this.sum = sum;</text:p>
                <text:p text:style-name="Preformatted_20_Text"><text:s text:c="8"/>}</text:p>
                <text:p text:style-name="Preformatted_20_Text"><text:s text:c="4"/>public void execute(){</text:p>
                <text:p text:style-name="Preformatted_20_Text"><text:s text:c="16"/></text:p>
                <text:p text:style-name="Preformatted_20_Text"><text:s text:c="8"/>if (from.getSum() &gt; sum)</text:p>
                <text:p text:style-name="Preformatted_20_Text"><text:s text:c="8"/>{</text:p>
                <text:p text:style-name="Preformatted_20_Text"><text:s text:c="12"/>from.setSum(from.getSum() - sum);</text:p>
                <text:p text:style-name="Preformatted_20_Text"><text:s text:c="12"/>to.setSum(to.getSum() + sum);</text:p>
                <text:p text:style-name="Preformatted_20_Text"><text:s text:c="12"/>System.out.printf("Account %s: %d \nAccount %s: %d \n", </text:p>
                <text:p text:style-name="Preformatted_20_Text"><text:s text:c="32"/>from.getId(), from.getSum(),to.getId(), to.getSum());</text:p>
                <text:p text:style-name="Preformatted_20_Text"><text:s text:c="8"/>}</text:p>
                <text:p text:style-name="Preformatted_20_Text"><text:s text:c="8"/>else{</text:p>
                <text:p text:style-name="Preformatted_20_Text"><text:s text:c="12"/>System.out.printf("Operation is invalid");</text:p>
                <text:p text:style-name="Preformatted_20_Text"><text:s text:c="8"/>}</text:p>
                <text:p text:style-name="Preformatted_20_Text"><text:s text:c="4"/>}</text:p>
                <text:p text:style-name="P39">}</text:p>
                <text:h text:style-name="Heading_20_3" text:outline-level="3">Множественные ограничения</text:h>
                <text:p text:style-name="Text_20_body">Также можно установить сразу несколько ограничений. Например, пусть класс Transaction может работать только с объектами, одновременно реализуют интерфейс Accountable и являются наследниками класса Person:</text:p>
                <text:p text:style-name="Preformatted_20_Text">class Person{}</text:p>
                <text:p text:style-name="Preformatted_20_Text">interface Accountable{}</text:p>
                <text:p text:style-name="Preformatted_20_Text"/>
                <text:p text:style-name="P39">class Transaction&lt;T extends Person &amp; Accountable&gt;{}</text:p>
                <text:p text:style-name="Text_20_body">Обобщенные классы могут участвовать в иерархии наследования: могут наследоваться от других, либо выполнять роль базовых классов. Рассмотрим различные ситуации.</text:p>
                <text:h text:style-name="Heading_20_3" text:outline-level="3">Базовый обобщенный класс</text:h>
                <text:p text:style-name="Text_20_body">При наследовании от обобщенного класса класс-наследник должен передавать данные о типе в конструкции базового класса:</text:p>
                <text:p text:style-name="Preformatted_20_Text">class Account&lt;T&gt;</text:p>
                <text:p text:style-name="Preformatted_20_Text">{</text:p>
                <text:p text:style-name="Preformatted_20_Text"><text:s text:c="4"/>private T _id;</text:p>
                <text:p text:style-name="Preformatted_20_Text"><text:s text:c="4"/>T getId(){return _id;}</text:p>
                <text:p text:style-name="Preformatted_20_Text"><text:s text:c="4"/>Account(T id)</text:p>
                <text:p text:style-name="Preformatted_20_Text"><text:s text:c="4"/>{</text:p>
                <text:p text:style-name="Preformatted_20_Text"><text:s text:c="8"/>_id = id;</text:p>
                <text:p text:style-name="Preformatted_20_Text"><text:s text:c="4"/>}</text:p>
                <text:p text:style-name="Preformatted_20_Text">}</text:p>
                <text:p text:style-name="Preformatted_20_Text"/>
                <text:p text:style-name="Preformatted_20_Text">class DepositAccount&lt;T&gt; extends Account&lt;T&gt;{</text:p>
                <text:p text:style-name="Preformatted_20_Text"/>
                <text:p text:style-name="Preformatted_20_Text"><text:s text:c="4"/>DepositAccount(T id){</text:p>
                <text:p text:style-name="Preformatted_20_Text"><text:s text:c="8"/>super(id);</text:p>
                <text:p text:style-name="Preformatted_20_Text"><text:s text:c="4"/>}</text:p>
                <text:p text:style-name="P39">}</text:p>
                <text:p text:style-name="Text_20_body"><text:soft-page-break/>В конструкторе DepositAccount идет обращение к конструктору базового класса, в который передаются данные о типе.</text:p>
                <text:p text:style-name="Text_20_body">Варианты использования классов:</text:p>
                <text:p text:style-name="Preformatted_20_Text">DepositAccount dAccount1 = new DepositAccount(20);</text:p>
                <text:p text:style-name="Preformatted_20_Text">System.out.println(dAccount1.getId());</text:p>
                <text:p text:style-name="Preformatted_20_Text"><text:s text:c="8"/></text:p>
                <text:p text:style-name="Preformatted_20_Text">DepositAccount dAccount2 = new DepositAccount("12345");</text:p>
                <text:p text:style-name="P39">System.out.println(dAccount2.getId());</text:p>
                <text:p text:style-name="Text_20_body">При этом класс-наследник может добавлять и использовать какие-то свои параметры типов:</text:p>
                <text:p text:style-name="Preformatted_20_Text">class Account&lt;T&gt;</text:p>
                <text:p text:style-name="Preformatted_20_Text">{</text:p>
                <text:p text:style-name="Preformatted_20_Text"><text:s text:c="4"/>private T _id;</text:p>
                <text:p text:style-name="Preformatted_20_Text"><text:s text:c="4"/>T getId(){return _id;}</text:p>
                <text:p text:style-name="Preformatted_20_Text"><text:s text:c="4"/>Account(T id)</text:p>
                <text:p text:style-name="Preformatted_20_Text"><text:s text:c="4"/>{</text:p>
                <text:p text:style-name="Preformatted_20_Text"><text:s text:c="8"/>_id = id;</text:p>
                <text:p text:style-name="Preformatted_20_Text"><text:s text:c="4"/>}</text:p>
                <text:p text:style-name="Preformatted_20_Text">}</text:p>
                <text:p text:style-name="Preformatted_20_Text"/>
                <text:p text:style-name="Preformatted_20_Text">class DepositAccount&lt;T, S&gt; extends Account&lt;T&gt;{</text:p>
                <text:p text:style-name="Preformatted_20_Text"/>
                <text:p text:style-name="Preformatted_20_Text"><text:s text:c="4"/>private S _name;</text:p>
                <text:p text:style-name="Preformatted_20_Text"><text:s text:c="4"/>S getName(){return _name;}</text:p>
                <text:p text:style-name="Preformatted_20_Text"><text:s text:c="4"/>DepositAccount(T id, S name){</text:p>
                <text:p text:style-name="Preformatted_20_Text"><text:s text:c="8"/>super(id);</text:p>
                <text:p text:style-name="Preformatted_20_Text"><text:s text:c="8"/>this._name=name;</text:p>
                <text:p text:style-name="Preformatted_20_Text"><text:s text:c="4"/>}</text:p>
                <text:p text:style-name="P39">}</text:p>
                <text:p text:style-name="Text_20_body">Варианты использования:</text:p>
                <text:p text:style-name="Preformatted_20_Text">DepositAccount&lt;Integer, String&gt; dAccount1 = new DepositAccount(20, "Tom");</text:p>
                <text:p text:style-name="Preformatted_20_Text">System.out.println(dAccount1.getId() + " : " + dAccount1.getName());</text:p>
                <text:p text:style-name="Preformatted_20_Text"><text:s text:c="8"/></text:p>
                <text:p text:style-name="Preformatted_20_Text">DepositAccount&lt;String, Integer&gt; dAccount2 = new DepositAccount("12345", 23456);</text:p>
                <text:p text:style-name="P39">System.out.println(dAccount2.getId() + " : " + dAccount2.getName());</text:p>
                <text:p text:style-name="Text_20_body">И еще одна ситуация - класс-наследник вообще может не быть обобщенным:</text:p>
                <text:p text:style-name="Preformatted_20_Text">class Account&lt;T&gt;</text:p>
                <text:p text:style-name="Preformatted_20_Text">{</text:p>
                <text:p text:style-name="Preformatted_20_Text"><text:s text:c="4"/>private T _id;</text:p>
                <text:p text:style-name="Preformatted_20_Text"><text:s text:c="4"/>T getId(){return _id;}</text:p>
                <text:p text:style-name="Preformatted_20_Text"><text:s text:c="4"/>Account(T id)</text:p>
                <text:p text:style-name="Preformatted_20_Text"><text:s text:c="4"/>{</text:p>
                <text:p text:style-name="Preformatted_20_Text"><text:s text:c="8"/>_id = id;</text:p>
                <text:p text:style-name="Preformatted_20_Text"><text:s text:c="4"/>}</text:p>
                <text:p text:style-name="Preformatted_20_Text">}</text:p>
                <text:p text:style-name="Preformatted_20_Text"/>
                <text:p text:style-name="Preformatted_20_Text">class DepositAccount extends Account&lt;Integer&gt;{</text:p>
                <text:p text:style-name="Preformatted_20_Text"/>
                <text:p text:style-name="Preformatted_20_Text"><text:s text:c="4"/>DepositAccount(){</text:p>
                <text:p text:style-name="Preformatted_20_Text"><text:s text:c="8"/>super(5);</text:p>
                <text:p text:style-name="Preformatted_20_Text"><text:s text:c="4"/>}</text:p>
                <text:p text:style-name="P39">}</text:p>
                <text:p text:style-name="Text_20_body"><text:soft-page-break/>Здесь при наследовании явным образом указывается тип, который будет использоваться конструкциями базового класса, то есть тип <text:span text:style-name="Source_20_Text">Integer</text:span>. Затем в конструктор базового класса передается значение именно этого типа - в данном случае число 5.</text:p>
                <text:p text:style-name="Text_20_body">Вариант использования:</text:p>
                <text:p text:style-name="Preformatted_20_Text">DepositAccount dAccount1 = new DepositAccount();</text:p>
                <text:p text:style-name="P39">System.out.println(dAccount1.getId());</text:p>
                <text:h text:style-name="Heading_20_3" text:outline-level="3">Обобщенный класс-наследник</text:h>
                <text:p text:style-name="Text_20_body">Также может быть ситуация, когда базовый класс является обычным необобщенным классом. Например:</text:p>
                <text:p text:style-name="Preformatted_20_Text">class Account</text:p>
                <text:p text:style-name="Preformatted_20_Text">{</text:p>
                <text:p text:style-name="Preformatted_20_Text"><text:s text:c="4"/>private String _name;</text:p>
                <text:p text:style-name="Preformatted_20_Text"><text:s text:c="4"/>String getName(){return _name;}</text:p>
                <text:p text:style-name="Preformatted_20_Text"><text:s text:c="4"/>Account(String name)</text:p>
                <text:p text:style-name="Preformatted_20_Text"><text:s text:c="4"/>{</text:p>
                <text:p text:style-name="Preformatted_20_Text"><text:s text:c="8"/>_name=name;</text:p>
                <text:p text:style-name="Preformatted_20_Text"><text:s text:c="4"/>}</text:p>
                <text:p text:style-name="Preformatted_20_Text">}</text:p>
                <text:p text:style-name="Preformatted_20_Text"/>
                <text:p text:style-name="Preformatted_20_Text">class DepositAccount&lt;T&gt; extends Account{</text:p>
                <text:p text:style-name="Preformatted_20_Text"/>
                <text:p text:style-name="Preformatted_20_Text"><text:s text:c="4"/>private T _id;</text:p>
                <text:p text:style-name="Preformatted_20_Text"><text:s text:c="4"/>T getId(){return _id;}</text:p>
                <text:p text:style-name="Preformatted_20_Text"><text:s text:c="4"/>DepositAccount(String name, T id){</text:p>
                <text:p text:style-name="Preformatted_20_Text"><text:s text:c="8"/>super(name);</text:p>
                <text:p text:style-name="Preformatted_20_Text"><text:s text:c="16"/>_id = id;</text:p>
                <text:p text:style-name="Preformatted_20_Text"><text:s text:c="4"/>}</text:p>
                <text:p text:style-name="P39">}</text:p>
                <text:p text:style-name="Text_20_body">В этом случае использование конструкций базового класса в наследнике происходит как обычно.</text:p>
                <text:h text:style-name="Heading_20_3" text:outline-level="3">Преобразование обобщенных типов</text:h>
                <text:p text:style-name="Text_20_body">Объект одного обобщенного типа можно привести к другому типу, если они используют один и тот же тип. Рассмотрим преобразование типов на примере следующих двух обобщенных классов:</text:p>
                <text:p text:style-name="Preformatted_20_Text">class Account&lt;T&gt;</text:p>
                <text:p text:style-name="Preformatted_20_Text">{</text:p>
                <text:p text:style-name="Preformatted_20_Text"><text:s text:c="4"/>private T _id;</text:p>
                <text:p text:style-name="Preformatted_20_Text"><text:s text:c="4"/>T getId(){return _id;}</text:p>
                <text:p text:style-name="Preformatted_20_Text"><text:s text:c="4"/>Account(T id)</text:p>
                <text:p text:style-name="Preformatted_20_Text"><text:s text:c="4"/>{</text:p>
                <text:p text:style-name="Preformatted_20_Text"><text:s text:c="8"/>_id = id;</text:p>
                <text:p text:style-name="Preformatted_20_Text"><text:s text:c="4"/>}</text:p>
                <text:p text:style-name="Preformatted_20_Text">}</text:p>
                <text:p text:style-name="Preformatted_20_Text"/>
                <text:p text:style-name="Preformatted_20_Text">class DepositAccount&lt;T&gt; extends Account&lt;T&gt;{</text:p>
                <text:p text:style-name="Preformatted_20_Text"/>
                <text:p text:style-name="Preformatted_20_Text"><text:s text:c="4"/>DepositAccount(T id){</text:p>
                <text:p text:style-name="Preformatted_20_Text"><text:s text:c="8"/>super(id);</text:p>
                <text:p text:style-name="Preformatted_20_Text"><text:s text:c="4"/>}</text:p>
                <text:p text:style-name="P39">}</text:p>
                <text:p text:style-name="Text_20_body"><text:soft-page-break/>Мы можем привести объект DepositAccount&lt;Integer&gt; к Account&lt;Integer&gt; или DepositAccount&lt;String&gt; к Account&lt;String&gt;:</text:p>
                <text:p text:style-name="Preformatted_20_Text">DepositAccount&lt;Integer&gt; depAccount = new DepositAccount(10);</text:p>
                <text:p text:style-name="Preformatted_20_Text">Account&lt;Integer&gt; account = (Account&lt;Integer&gt;)depAccount;</text:p>
                <text:p text:style-name="P39">System.out.println(account.getId());</text:p>
                <text:p text:style-name="Text_20_body">Но сделать то же самое с разнотипными объектами мы не можем. Например, следующий код не будет работать:</text:p>
                <text:p text:style-name="Preformatted_20_Text">DepositAccount&lt;Integer&gt; depAccount = new DepositAccount(10);</text:p>
                <text:p text:style-name="P39">Account&lt;String&gt; account = (Account&lt;String&gt;)depAccount;</text:p>
                <text:p text:style-name="Text_20_body">ля хранения наборов данных в Java предназначены массивы. Однако их не всегда удобно использовать, прежде всего потому, что они имеют фиксированную длину. Эту проблему в Java решают коллекции. Однако суть не только в гибких по размеру наборах объектов, но в и том, что классы коллекций реализуют различные алгоритмы и структуры данных, например, такие как стек, очередь, дерево и ряд других.</text:p>
                <text:p text:style-name="Text_20_body">Классы коллекций располагаются в пакете <text:span text:style-name="Source_20_Text">java.util</text:span>, поэтому перед применением коллекций следует подключить данный пакет.</text:p>
                <text:p text:style-name="Text_20_body">Хотя в Java существует множество коллекций, но все они образуют стройную и логичную систему. Во-первых, в основе всех коллекций лежит применение того или иного интерфейса, который определяет базовый функционал. Среди этих интерфейсов можно выделить следующие:</text:p>
                <text:list xml:id="list1093072536798347542" text:style-name="L6">
                  <text:list-item>
                    <text:p text:style-name="P6">Collection: базовый интерфейс для всех коллекций и других интерфейсов коллекций</text:p>
                  </text:list-item>
                  <text:list-item>
                    <text:p text:style-name="P6">Queue: наследует интерфейс Collection и представляет функционал для структур данных в виде очереди</text:p>
                  </text:list-item>
                  <text:list-item>
                    <text:p text:style-name="P6">Deque: наследует интерфейс Queue и представляет функционал для двунаправленных очередей</text:p>
                  </text:list-item>
                  <text:list-item>
                    <text:p text:style-name="P6">List: наследует интерфейс Collection и представляет функциональность простых списков</text:p>
                  </text:list-item>
                  <text:list-item>
                    <text:p text:style-name="P6">Set: также расширяет интерфейс Collection и используется для хранения множеств уникальных объектов</text:p>
                  </text:list-item>
                  <text:list-item>
                    <text:p text:style-name="P6">SortedSet: расширяет интерфейс Set для создания сортированных коллекций</text:p>
                  </text:list-item>
                  <text:list-item>
                    <text:p text:style-name="P6">NavigableSet: расширяет интерфейс SortedSet для создания коллекций, в которых можно осуществлять поиск по соответствию</text:p>
                  </text:list-item>
                  <text:list-item>
                    <text:p text:style-name="P6">Map: предназначен для созданий структур данных в виде словаря, где каждый элемент имеет определенный ключ и значение. В отличие от других интерфейсов коллекций не наследуется от интерфейса Collection</text:p>
                  </text:list-item>
                </text:list>
                <text:p text:style-name="Text_20_body">Эти интерфейсы частично реализуются абстрактными классами:</text:p>
                <text:list xml:id="list2970379210405322536" text:style-name="L7">
                  <text:list-item>
                    <text:p text:style-name="P7"><text:soft-page-break/>AbstractCollection: базовый абстрактный класс для других коллекций, который применяет интерфейс Collection</text:p>
                  </text:list-item>
                  <text:list-item>
                    <text:p text:style-name="P7">AbstractList: расширяет класс AbstractCollection и применяет интерфейс List, предназначен для создания коллекций в виде списков</text:p>
                  </text:list-item>
                  <text:list-item>
                    <text:p text:style-name="P7">AbstractSet: расширяет класс AbstractCollection и применяет интерфейс Set для создания коллекций в виде множеств</text:p>
                  </text:list-item>
                  <text:list-item>
                    <text:p text:style-name="P7">AbstractQueue: расширяет класс AbstractCollection и применяет интерфейс Queue, предназначен для создания коллекций в виде очередей и стеков</text:p>
                  </text:list-item>
                  <text:list-item>
                    <text:p text:style-name="P7">AbstractSequentialList: также расширяет класс AbstractList и реализует интерфейс List. Используется для создания связанных списков</text:p>
                  </text:list-item>
                  <text:list-item>
                    <text:p text:style-name="P7">AbstractMap: применяет интерфейс Map, предназначен для создания наборов по типу словаря с объектами в виде пары "ключ-значение"</text:p>
                  </text:list-item>
                </text:list>
                <text:p text:style-name="Text_20_body">С помощью применения вышеописанных интерфейсов и абстрактных классов в Java реализуется широкая палитра классов коллекций - списки, множества, очереди, отображения и другие, среди которых можно выделить следующие:</text:p>
                <text:list xml:id="list1779322785887885185" text:style-name="L8">
                  <text:list-item>
                    <text:p text:style-name="P8">ArrayList: простой список объектов</text:p>
                  </text:list-item>
                  <text:list-item>
                    <text:p text:style-name="P8">LinkedList: представляет связанный список</text:p>
                  </text:list-item>
                  <text:list-item>
                    <text:p text:style-name="P8">ArrayDeque: класс двунаправленной очереди, в которой мы можем произвести вставку и удаление как в начале коллекции, так и в ее конце</text:p>
                  </text:list-item>
                  <text:list-item>
                    <text:p text:style-name="P8">HashSet: набор объектов или хеш-множество, где каждый элемент имеет ключ - уникальный хеш-код</text:p>
                  </text:list-item>
                  <text:list-item>
                    <text:p text:style-name="P8">TreeSet: набор отсортированных объектов в виде дерева</text:p>
                  </text:list-item>
                  <text:list-item>
                    <text:p text:style-name="P8">LinkedHashSet: связанное хеш-множество</text:p>
                  </text:list-item>
                  <text:list-item>
                    <text:p text:style-name="P8">PriorityQueue: очередь приоритетов</text:p>
                  </text:list-item>
                  <text:list-item>
                    <text:p text:style-name="P8">HashMap: структура данных в виде словаря, в котором каждый объект имеет уникальный ключ и некоторое значение</text:p>
                  </text:list-item>
                  <text:list-item>
                    <text:p text:style-name="P8">TreeMap: структура данных в виде дерева, где каждый элемент имеет уникальный ключ и некоторое значение</text:p>
                  </text:list-item>
                </text:list>
                <text:p text:style-name="Text_20_body">Схематично всю систему коллекций вкратце можно представить следующим образом:</text:p>
                <text:p text:style-name="Text_20_body"><draw:frame draw:style-name="fr1" draw:name="Image1" text:anchor-type="as-char" svg:width="0.7862in" svg:height="0.3929in" draw:z-index="2"><draw:image xlink:href="https://metanit.com/java/tutorial/pics/5.1.png" xlink:type="simple" xlink:show="embed" xlink:actuate="onLoad"/><svg:title>Интерфейсы коллекций в Java</svg:title></draw:frame> </text:p>
                <text:h text:style-name="Heading_20_3" text:outline-level="3">Интерфейс Collection</text:h>
                <text:p text:style-name="Text_20_body">Интерфейс Collection является базовым для всех коллекций, определяя основной функционал:</text:p>
                <text:p text:style-name="Preformatted_20_Text"><text:soft-page-break/>public interface Collection&lt;E&gt; extends Iterable&lt;E&gt;{</text:p>
                <text:p text:style-name="Preformatted_20_Text"/>
                <text:p text:style-name="Preformatted_20_Text"><text:s text:c="8"/>// определения методов</text:p>
                <text:p text:style-name="P39">}</text:p>
                <text:p text:style-name="Text_20_body">Интерфейс Collection является обобщенным и расширяет интерфейс Iterable, поэтому все объекты коллекций можно перебирать в цикле по типу <text:span text:style-name="Source_20_Text">for-each</text:span>.</text:p>
                <text:p text:style-name="Text_20_body">Среди методов интерфейса Collection можно выделить следующие:</text:p>
                <text:list xml:id="list3528218743020502266" text:style-name="L9">
                  <text:list-item>
                    <text:p text:style-name="P9"><text:span text:style-name="Source_20_Text">boolean add (E item)</text:span>: добавляет в коллекцию объект item. При удачном добавлении возвращает true, при неудачном - false</text:p>
                  </text:list-item>
                  <text:list-item>
                    <text:p text:style-name="P9"><text:span text:style-name="Source_20_Text">boolean addAll (Collection&lt;? extends E&gt; col)</text:span>: добавляет в коллекцию все элементы из коллекции col. При удачном добавлении возвращает true, при неудачном - false</text:p>
                  </text:list-item>
                  <text:list-item>
                    <text:p text:style-name="P9"><text:span text:style-name="Source_20_Text">void clear ()</text:span>: удаляет все элементы из коллекции</text:p>
                  </text:list-item>
                  <text:list-item>
                    <text:p text:style-name="P9"><text:span text:style-name="Source_20_Text">boolean contains (Object item)</text:span>: возвращает true, если объект item содержится в коллекции, иначе возвращает false</text:p>
                  </text:list-item>
                  <text:list-item>
                    <text:p text:style-name="P9"><text:span text:style-name="Source_20_Text">boolean isEmpty ()</text:span>: возвращает true, если коллекция пуста, иначе возвращает false</text:p>
                  </text:list-item>
                  <text:list-item>
                    <text:p text:style-name="P9"><text:span text:style-name="Source_20_Text">Iterator&lt;E&gt; iterator ()</text:span>: возвращает объект Iterator для обхода элементов коллекции</text:p>
                  </text:list-item>
                  <text:list-item>
                    <text:p text:style-name="P9"><text:span text:style-name="Source_20_Text">boolean remove (Object item)</text:span>: возвращает true, если объект item удачно удален из коллекции, иначе возвращается false</text:p>
                  </text:list-item>
                  <text:list-item>
                    <text:p text:style-name="P9"><text:span text:style-name="Source_20_Text">boolean removeAll (Collection&lt;?&gt; col)</text:span>: удаляет все объекты коллекции col из текущей коллекции. Если текущая коллекция изменилась, возвращает true, иначе возвращается false</text:p>
                  </text:list-item>
                  <text:list-item>
                    <text:p text:style-name="P9"><text:span text:style-name="Source_20_Text">boolean retainAll (Collection&lt;?&gt; col)</text:span>: удаляет все объекты из текущей коллекции, кроме тех, которые содержатся в коллекции col. Если текущая коллекция после удаления изменилась, возвращает true, иначе возвращается false</text:p>
                  </text:list-item>
                  <text:list-item>
                    <text:p text:style-name="P9"><text:span text:style-name="Source_20_Text">int size ()</text:span>: возвращает число элементов в коллекции</text:p>
                  </text:list-item>
                  <text:list-item>
                    <text:p text:style-name="P9"><text:span text:style-name="Source_20_Text">Object[] toArray ()</text:span>: возвращает массив, содержащий все элементы коллекции</text:p>
                  </text:list-item>
                </text:list>
                <text:p text:style-name="Text_20_body">Все эти и остальные методы, которые имеются в интерфейсе Collection, реализуются всеми коллекциями, поэтому в целом общие принципы работы с коллекциями будут одни и те же. Единообразный интерфейс упрощает понимание и работу с различными типами коллекций. Так, добавление элемента будет производиться с помощью метода <text:span text:style-name="Source_20_Text">add</text:span>, который принимает добавляемый элемент в качестве параметра. Для удаления вызывается метод <text:span text:style-name="Source_20_Text">remove()</text:span>. Метод <text:span text:style-name="Source_20_Text">clear</text:span> будет очищать коллекцию, а метод <text:span text:style-name="Source_20_Text">size</text:span> возвращать количество элементов в коллекции.</text:p>
                <text:p text:style-name="Standard"><text:bookmark text:name="content_right"/></text:p>
                <text:section text:style-name="Sect1" text:name="Section1">
                  <text:section text:style-name="Sect1" text:name="Section2">
                    <text:p text:style-name="Standard"><text:bookmark text:name="content_right_inner"/><text:soft-page-break/></text:p>
                    <text:section text:style-name="Sect1" text:name="Section3">
                      <text:p text:style-name="Standard"><text:bookmark text:name="content_center"/></text:p>
                      <text:section text:style-name="Sect1" text:name="Section4">
                        <text:p text:style-name="Standard"><text:bookmark text:name="menC"/></text:p>
                        <text:section text:style-name="Sect1" text:name="Section5">
                          <text:p text:style-name="Text_20_body"><text:bookmark text:name="articleText"/>Для создания простых списков применяется интерфейс List, который расширяет функцональность интерфейса Collection. Некоторые наиболее часто используемые методы интерфейса List:</text:p>
                          <text:list xml:id="list2175956472363306151" text:style-name="L10">
                            <text:list-item>
                              <text:p text:style-name="P10">void add(int index, E obj): добавляет в список по индексу index объект obj</text:p>
                            </text:list-item>
                            <text:list-item>
                              <text:p text:style-name="P10">boolean addAll(int index, Collection&lt;? extends E&gt; col): добавляет в список по индексу index все элементы коллекции col. Если в результате добавления список был изменен, то возвращается true, иначе возвращается false</text:p>
                            </text:list-item>
                            <text:list-item>
                              <text:p text:style-name="P10">E get(int index): возвращает объект из списка по индексу index</text:p>
                            </text:list-item>
                            <text:list-item>
                              <text:p text:style-name="P10">int indexOf(Object obj): возвращает индекс первого вхождения объекта obj в список. Если объект не найден, то возвращается -1</text:p>
                            </text:list-item>
                            <text:list-item>
                              <text:p text:style-name="P10">int lastIndexOf(Object obj): возвращает индекс последнего вхождения объекта obj в список. Если объект не найден, то возвращается -1</text:p>
                            </text:list-item>
                            <text:list-item>
                              <text:p text:style-name="P10">ListIterator&lt;E&gt; listIterator (): возвращает объект ListIterator для обхода элементов списка</text:p>
                            </text:list-item>
                            <text:list-item>
                              <text:p text:style-name="P10">static &lt;E&gt; List&lt;E&gt; of(элементы): создает из набора элементов объект List</text:p>
                            </text:list-item>
                            <text:list-item>
                              <text:p text:style-name="P10">E remove(int index): удаляет объект из списка по индексу index, возвращая при этом удаленный объект</text:p>
                            </text:list-item>
                            <text:list-item>
                              <text:p text:style-name="P10">E set(int index, E obj): присваивает значение объекта obj элементу, который находится по индексу index</text:p>
                            </text:list-item>
                            <text:list-item>
                              <text:p text:style-name="P10">void sort(Comparator&lt;? super E&gt; comp): сортирует список с помощью компаратора comp</text:p>
                            </text:list-item>
                            <text:list-item>
                              <text:p text:style-name="P10">List&lt;E&gt; subList(int start, int end): получает набор элементов, которые находятся в списке между индексами start и end</text:p>
                            </text:list-item>
                          </text:list>
                          <text:p text:style-name="Text_20_body">По умолчанию в Java есть встроенная реализация этого интерфейса - класс ArrayList. Класс ArrayList представляет обобщенную коллекцию, которая наследует свою функциональность от класса AbstractList и применяет интерфейс List. Проще говоря, ArrayList представляет простой список, аналогичный массиву, за тем исключением, что количество элементов в нем не фиксировано.</text:p>
                          <text:p text:style-name="Text_20_body">ArrayList имеет следующие конструкторы:</text:p>
                          <text:list xml:id="list8214396144091240004" text:style-name="L11">
                            <text:list-item>
                              <text:p text:style-name="P11"><text:span text:style-name="Source_20_Text">ArrayList()</text:span>: создает пустой список</text:p>
                            </text:list-item>
                            <text:list-item>
                              <text:p text:style-name="P11"><text:span text:style-name="Source_20_Text">ArrayList(Collection &lt;? extends E&gt; col)</text:span>: создает список, в который добавляются все элементы коллекции col.</text:p>
                            </text:list-item>
                            <text:list-item>
                              <text:p text:style-name="P11"><text:soft-page-break/><text:span text:style-name="Source_20_Text">ArrayList (int capacity)</text:span>: создает список, который имеет начальную емкость capacity</text:p>
                            </text:list-item>
                          </text:list>
                          <text:p text:style-name="Text_20_body">Емкость в ArrayList представляет размер массива, который будет использоваться для хранения объектов. При добавлении элементов фактически происходит перераспределение памяти - создание нового массива и копирование в него элементов из старого массива. Изначальное задание емкости ArrayList позволяет снизить подобные перераспределения памяти, тем самым повышая производительность.</text:p>
                          <text:p text:style-name="Text_20_body">Используем класс ArrayList и некоторые его методы в программе:</text:p>
                          <text:p text:style-name="Preformatted_20_Text">import java.util.ArrayList;</text:p>
                          <text:p text:style-name="Preformatted_20_Text"/>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8"/>ArrayList&lt;String&gt; people = new ArrayList&lt;String&gt;();</text:p>
                          <text:p text:style-name="Preformatted_20_Text"><text:s text:c="8"/>// добавим в список ряд элементов</text:p>
                          <text:p text:style-name="Preformatted_20_Text"><text:s text:c="8"/>people.add("Tom");</text:p>
                          <text:p text:style-name="Preformatted_20_Text"><text:s text:c="8"/>people.add("Alice");</text:p>
                          <text:p text:style-name="Preformatted_20_Text"><text:s text:c="8"/>people.add("Kate");</text:p>
                          <text:p text:style-name="Preformatted_20_Text"><text:s text:c="8"/>people.add("Sam");</text:p>
                          <text:p text:style-name="Preformatted_20_Text"><text:s text:c="8"/>people.add(1, "Bob"); // добавляем элемент по индексу 1</text:p>
                          <text:p text:style-name="Preformatted_20_Text"><text:s text:c="9"/></text:p>
                          <text:p text:style-name="Preformatted_20_Text"><text:s text:c="8"/>System.out.println(people.get(1));// получаем 2-й объект</text:p>
                          <text:p text:style-name="Preformatted_20_Text"><text:s text:c="8"/>people.set(1, "Robert"); // установка нового значения для 2-го объекта</text:p>
                          <text:p text:style-name="Preformatted_20_Text"><text:s text:c="9"/></text:p>
                          <text:p text:style-name="Preformatted_20_Text"><text:s text:c="8"/>System.out.printf("ArrayList has %d elements \n", people.size());</text:p>
                          <text:p text:style-name="Preformatted_20_Text"><text:s text:c="8"/>for(String person : people){</text:p>
                          <text:p text:style-name="Preformatted_20_Text"><text:s text:c="9"/></text:p>
                          <text:p text:style-name="Preformatted_20_Text"><text:s text:c="12"/>System.out.println(person);</text:p>
                          <text:p text:style-name="Preformatted_20_Text"><text:s text:c="8"/>}</text:p>
                          <text:p text:style-name="Preformatted_20_Text"><text:s text:c="8"/>// проверяем наличие элемента</text:p>
                          <text:p text:style-name="Preformatted_20_Text"><text:s text:c="8"/>if(people.contains("Tom")){</text:p>
                          <text:p text:style-name="Preformatted_20_Text"><text:s text:c="9"/></text:p>
                          <text:p text:style-name="Preformatted_20_Text"><text:s text:c="12"/>System.out.println("ArrayList contains Tom");</text:p>
                          <text:p text:style-name="Preformatted_20_Text"><text:s text:c="8"/>}</text:p>
                          <text:p text:style-name="Preformatted_20_Text"><text:s text:c="9"/></text:p>
                          <text:p text:style-name="Preformatted_20_Text"><text:s text:c="8"/>// удалим несколько объектов</text:p>
                          <text:p text:style-name="Preformatted_20_Text"><text:s text:c="16"/>// удаление конкретного элемента</text:p>
                          <text:p text:style-name="Preformatted_20_Text"><text:s text:c="8"/>people.remove("Robert");</text:p>
                          <text:p text:style-name="Preformatted_20_Text"><text:s text:c="16"/>// удаление по индексу</text:p>
                          <text:p text:style-name="Preformatted_20_Text"><text:s text:c="8"/>people.remove(0);</text:p>
                          <text:p text:style-name="Preformatted_20_Text"><text:s text:c="9"/></text:p>
                          <text:p text:style-name="Preformatted_20_Text"><text:s text:c="8"/>Object[] peopleArray = people.toArray();</text:p>
                          <text:p text:style-name="Preformatted_20_Text"><text:s text:c="8"/>for(Object person : peopleArray){</text:p>
                          <text:p text:style-name="Preformatted_20_Text"><text:s text:c="9"/></text:p>
                          <text:p text:style-name="Preformatted_20_Text"><text:s text:c="12"/>System.out.println(person);</text:p>
                          <text:p text:style-name="Preformatted_20_Text"><text:s text:c="8"/>}</text:p>
                          <text:p text:style-name="Preformatted_20_Text"><text:s text:c="8"/>}</text:p>
                          <text:p text:style-name="P39">}</text:p>
                          <text:p text:style-name="Text_20_body">Консольный вывод программы:</text:p>
                          <text:p text:style-name="Preformatted_20_Text">Bob</text:p>
                          <text:p text:style-name="Preformatted_20_Text">ArrayList has 5 elements</text:p>
                          <text:p text:style-name="Preformatted_20_Text">Tom</text:p>
                          <text:p text:style-name="Preformatted_20_Text">Robert</text:p>
                          <text:p text:style-name="Preformatted_20_Text">Alice</text:p>
                          <text:p text:style-name="Preformatted_20_Text">Kate</text:p>
                          <text:p text:style-name="Preformatted_20_Text"><text:soft-page-break/>Sam</text:p>
                          <text:p text:style-name="Preformatted_20_Text">ArrayList contains Tom</text:p>
                          <text:p text:style-name="Preformatted_20_Text">Alice</text:p>
                          <text:p text:style-name="Preformatted_20_Text">Kate</text:p>
                          <text:p text:style-name="P39">Sam</text:p>
                          <text:p text:style-name="Text_20_body">Здесь объект ArrayList типизируется классом String, поэтому список будет хранить только строки. Поскольку класс ArrayList применяет интерфейс Collection&lt;E&gt;, то мы можем использовать методы данного интерфейса для управления объектами в списке.</text:p>
                          <text:p text:style-name="Text_20_body">Для добавления вызывается метод <text:span text:style-name="Source_20_Text">add</text:span>. С его помощью мы можем добавлять объект в конец списка: <text:span text:style-name="Source_20_Text">people.add("Tom")</text:span>. Также мы можем добавить объект на определенное место в списке, например, добавим объект на второе место (то есть по индексу 1, так как нумерация начинается с нуля): <text:span text:style-name="Source_20_Text">people.add(1, "Bob")</text:span></text:p>
                          <text:p text:style-name="Text_20_body">Метод <text:span text:style-name="Source_20_Text">size()</text:span> позволяет узнать количество объектов в коллекции.</text:p>
                          <text:p text:style-name="Text_20_body">Проверку на наличие элемента в коллекции производится с помощью метода <text:span text:style-name="Source_20_Text">contains</text:span>. А удаление с помощью метода <text:span text:style-name="Source_20_Text">remove</text:span>. И так же, как и с добавлением, мы можем удалить либо конкретный элемент <text:span text:style-name="Source_20_Text">people.remove("Tom");</text:span>, либо элемент по индексу <text:span text:style-name="Source_20_Text">people.remove(0);</text:span> - удаление первого элемента.</text:p>
                          <text:p text:style-name="Text_20_body">Получить определенный элемент по индексу мы можем с помощью метода <text:span text:style-name="Source_20_Text">get()</text:span>: <text:span text:style-name="Source_20_Text">String person = people.get(1);</text:span>, а установить элемент по индексу с помощью метода <text:span text:style-name="Source_20_Text">set</text:span>: <text:span text:style-name="Source_20_Text">people.set(1, "Robert");</text:span></text:p>
                          <text:p text:style-name="Text_20_body">С помощью метода <text:span text:style-name="Source_20_Text">toArray()</text:span> мы можем преобразовать список в массив объектов.</text:p>
                          <text:p text:style-name="Text_20_body">И поскольку класс ArrayList реализует интерфейс Iterable, то мы можем пробежаться по списку в цикле аля for-each: <text:span text:style-name="Source_20_Text">for(String person : people)</text:span>.</text:p>
                          <text:p text:style-name="Text_20_body">Хотя мы можем свободно добавлять в объект ArrayList дополнительные объекты, в отличие от массива, однако в реальности ArrayList использует для хранения объектов опять же массив. По умолчанию данный массив предназначен для 10 объектов. Если в процессе программы добавляется гораздо больше, то создается новый массив, который может вместить в себя все количество. Подобные перераспределения памяти уменьшают производительность. Поэтому если мы точно знаем, что у нас список не будет содержать больше определенного количества элементов, например, 25, то мы можем сразу же явным образом установить это количество, либо в конструкторе: <text:span text:style-name="Source_20_Text">ArrayList&lt;String&gt; people = new ArrayList&lt;String&gt;(25);</text:span>, либо с помощью метода <text:span text:style-name="Source_20_Text">ensureCapacity</text:span>: <text:span text:style-name="Source_20_Text">people.ensureCapacity(25);Очереди представляют структуру данных, работающую по принципу FIFO (first in - first out). То есть чем раньше был добавлен элемент в коллекцию, тем раньше он из нее удаляется. Это стандартная модель однонаправленной очереди. Однако бывают и двунаправленные - то есть такие, в которых мы можем добавить элемент не только в начала, но и в конец. И соответственно удалить элемент не только из конца, но и из начала.</text:span></text:p>
                          <text:p text:style-name="Text_20_body"><text:soft-page-break/>Особенностью классов очередей является то, что они реализуют специальные интерфейсы Queue или Deque.</text:p>
                          <text:h text:style-name="Heading_20_3" text:outline-level="3">Интерфейс Queue</text:h>
                          <text:p text:style-name="Text_20_body">Обобщенный интерфейс <text:span text:style-name="Source_20_Text">Queue&lt;E&gt;</text:span> расширяет базовый интерфейс Collection и определяет поведение класса в качестве однонаправленной очереди. Свою функциональность он раскрывает через следующие методы:</text:p>
                          <text:list xml:id="list2824453195896421875" text:style-name="L17">
                            <text:list-item>
                              <text:p text:style-name="P17">E element(): возвращает, но не удаляет, элемент из начала очереди. Если очередь пуста, генерирует исключение <text:span text:style-name="Source_20_Text">NoSuchElementException</text:span></text:p>
                            </text:list-item>
                            <text:list-item>
                              <text:p text:style-name="P17">boolean offer(E obj): добавляет элемент obj в конец очереди. Если элемент удачно добавлен, возвращает true, иначе - false</text:p>
                            </text:list-item>
                            <text:list-item>
                              <text:p text:style-name="P17">E peek(): возвращает без удаления элемент из начала очереди. Если очередь пуста, возвращает значение <text:span text:style-name="Source_20_Text">null</text:span></text:p>
                            </text:list-item>
                            <text:list-item>
                              <text:p text:style-name="P17">E poll(): возвращает с удалением элемент из начала очереди. Если очередь пуста, возвращает значение <text:span text:style-name="Source_20_Text">null</text:span></text:p>
                            </text:list-item>
                            <text:list-item>
                              <text:p text:style-name="P17">E remove(): возвращает с удалением элемент из начала очереди. Если очередь пуста, генерирует исключение <text:span text:style-name="Source_20_Text">NoSuchElementException</text:span></text:p>
                            </text:list-item>
                          </text:list>
                          <text:p text:style-name="Text_20_body">Таким образом, у всех классов, которые реализуют данный интерфейс, будет метод <text:span text:style-name="Source_20_Text">offer</text:span> для добавления в очередь, метод <text:span text:style-name="Source_20_Text">poll</text:span> для извлечения элемента из головы очереди, и методы <text:span text:style-name="Source_20_Text">peek</text:span> и <text:span text:style-name="Source_20_Text">element</text:span>, позволяющие просто получить элемент из головы очереди.</text:p>
                          <text:h text:style-name="Heading_20_3" text:outline-level="3">Интерфейс Deque</text:h>
                          <text:p text:style-name="Text_20_body">Интерфейс Deque расширяет вышеописанный интерфейс Queue и определяет поведение двунаправленной очереди, которая работает как обычная однонаправленная очередь, либо как стек, действующий по принципу LIFO (последний вошел - первый вышел).</text:p>
                          <text:p text:style-name="Text_20_body">Интерфейс Deque определяет следующие методы:</text:p>
                          <text:list xml:id="list6922816698960802729" text:style-name="L18">
                            <text:list-item>
                              <text:p text:style-name="P18">void addFirst(E obj): добавляет элемент в начало очереди</text:p>
                            </text:list-item>
                            <text:list-item>
                              <text:p text:style-name="P18">void addLast(E obj): добавляет элемент obj в конец очереди</text:p>
                            </text:list-item>
                            <text:list-item>
                              <text:p text:style-name="P18">E getFirst(): возвращает без удаления элемент из головы очереди. Если очередь пуста, генерирует исключение <text:span text:style-name="Source_20_Text">NoSuchElementException</text:span></text:p>
                            </text:list-item>
                            <text:list-item>
                              <text:p text:style-name="P18">E getLast(): возвращает без удаления последний элемент очереди. Если очередь пуста, генерирует исключение <text:span text:style-name="Source_20_Text">NoSuchElementException</text:span></text:p>
                            </text:list-item>
                            <text:list-item>
                              <text:p text:style-name="P18">boolean offerFirst(E obj): добавляет элемент obj в самое начало очереди. Если элемент удачно добавлен, возвращает true, иначе - false</text:p>
                            </text:list-item>
                            <text:list-item>
                              <text:p text:style-name="P18">boolean offerLast(E obj): добавляет элемент obj в конец очереди. Если элемент удачно добавлен, возвращает true, иначе - false</text:p>
                            </text:list-item>
                            <text:list-item>
                              <text:p text:style-name="P18"><text:soft-page-break/>E peekFirst(): возвращает без удаления элемент из начала очереди. Если очередь пуста, возвращает значение <text:span text:style-name="Source_20_Text">null</text:span></text:p>
                            </text:list-item>
                            <text:list-item>
                              <text:p text:style-name="P18">E peekLast(): возвращает без удаления последний элемент очереди. Если очередь пуста, возвращает значение <text:span text:style-name="Source_20_Text">null</text:span></text:p>
                            </text:list-item>
                            <text:list-item>
                              <text:p text:style-name="P18">E pollFirst(): возвращает с удалением элемент из начала очереди. Если очередь пуста, возвращает значение <text:span text:style-name="Source_20_Text">null</text:span></text:p>
                            </text:list-item>
                            <text:list-item>
                              <text:p text:style-name="P18">E pollLast(): возвращает с удалением последний элемент очереди. Если очередь пуста, возвращает значение <text:span text:style-name="Source_20_Text">null</text:span></text:p>
                            </text:list-item>
                            <text:list-item>
                              <text:p text:style-name="P18">E pop(): возвращает с удалением элемент из начала очереди. Если очередь пуста, генерирует исключение <text:span text:style-name="Source_20_Text">NoSuchElementException</text:span></text:p>
                            </text:list-item>
                            <text:list-item>
                              <text:p text:style-name="P18">void push(E element): добавляет элемент в самое начало очереди</text:p>
                            </text:list-item>
                            <text:list-item>
                              <text:p text:style-name="P18">E removeFirst(): возвращает с удалением элемент из начала очереди. Если очередь пуста, генерирует исключение <text:span text:style-name="Source_20_Text">NoSuchElementException</text:span></text:p>
                            </text:list-item>
                            <text:list-item>
                              <text:p text:style-name="P18">E removeLast(): возвращает с удалением элемент из конца очереди. Если очередь пуста, генерирует исключение <text:span text:style-name="Source_20_Text">NoSuchElementException</text:span></text:p>
                            </text:list-item>
                            <text:list-item>
                              <text:p text:style-name="P18">boolean removeFirstOccurrence(Object obj): удаляет первый встреченный элемент obj из очереди. Если удаление произшло, то возвращает true, иначе возвращает false.</text:p>
                            </text:list-item>
                            <text:list-item>
                              <text:p text:style-name="P18">boolean removeLastOccurrence(Object obj): удаляет последний встреченный элемент obj из очереди. Если удаление произшло, то возвращает true, иначе возвращает false.</text:p>
                            </text:list-item>
                          </text:list>
                          <text:p text:style-name="Text_20_body">Таким образом, наличие методов <text:span text:style-name="Source_20_Text">pop</text:span> и <text:span text:style-name="Source_20_Text">push</text:span> позволяет классам, реализующим этот элемент, действовать в качестве стека. В тоже время имеющийся функционал также позволяет создавать двунаправленные очереди, что делает классы, применяющие данный интерфейс, довольно гибкими.</text:p>
                          <text:h text:style-name="Heading_20_3" text:outline-level="3">Класс ArrayDeque</text:h>
                          <text:p text:style-name="Text_20_body">В Java очереди представлены рядом классов. Одни из низ - класс ArrayDeque&lt;E&gt;. Этот класс представляют обобщенную двунаправленную очередь, наследуя функционал от класса <text:span text:style-name="Source_20_Text">AbstractCollection</text:span> и применяя интерфейс <text:span text:style-name="Source_20_Text">Deque</text:span>.</text:p>
                          <text:p text:style-name="Text_20_body">В классе ArrayDeque определены следующие конструкторы:</text:p>
                          <text:list xml:id="list5180637284249801391" text:style-name="L19">
                            <text:list-item>
                              <text:p text:style-name="P19"><text:span text:style-name="Source_20_Text">ArrayDeque()</text:span>: создает пустую очередь</text:p>
                            </text:list-item>
                            <text:list-item>
                              <text:p text:style-name="P19"><text:span text:style-name="Source_20_Text">ArrayDeque(Collection&lt;? extends E&gt; col)</text:span>: создает очередь, наполненную элементами из коллекции col</text:p>
                            </text:list-item>
                            <text:list-item>
                              <text:p text:style-name="P19"><text:span text:style-name="Source_20_Text">ArrayDeque(int capacity)</text:span>: создает очередь с начальной емкостью capacity. Если мы явно не указываем начальную емкость, то емкость по умолчанию будет равна 16</text:p>
                            </text:list-item>
                          </text:list>
                          <text:p text:style-name="Text_20_body"><text:soft-page-break/>Пример использования класса:</text:p>
                          <text:p text:style-name="Text_20_body"><text:span text:style-name="Source_20_Text">Обобщенный класс LinkedList&lt;E&gt; представляет структуру данных в виде связанного списка. Он наследуется от класса AbstractSequentialList и реализует интерфейсы List, Dequeue и Queue. То есть он соединяет функциональность работы со списком и фукциональность очереди.</text:span></text:p>
                          <text:p text:style-name="Text_20_body">Класс LinkedList имеет следующие конструкторы:</text:p>
                          <text:list xml:id="list9086100370375980509" text:style-name="L20">
                            <text:list-item>
                              <text:p text:style-name="P20"><text:span text:style-name="Source_20_Text">LinkedList()</text:span>: создает пустой список</text:p>
                            </text:list-item>
                            <text:list-item>
                              <text:p text:style-name="P20"><text:span text:style-name="Source_20_Text">LinkedList(Collection&lt;? extends E&gt; col)</text:span>: создает список, в который добавляет все элементы коллекции col</text:p>
                            </text:list-item>
                          </text:list>
                          <text:p text:style-name="Text_20_body">LinkedList содержит все те методы, которые определены в интерфейсах List, Queue, Deque. Некоторые из них:</text:p>
                          <text:list xml:id="list7843660616709337374" text:style-name="L21">
                            <text:list-item>
                              <text:p text:style-name="P21">addFirst() / offerFirst(): добавляет элемент в начало списка</text:p>
                            </text:list-item>
                            <text:list-item>
                              <text:p text:style-name="P21">addLast() / offerLast(): добавляет элемент в конец списка</text:p>
                            </text:list-item>
                            <text:list-item>
                              <text:p text:style-name="P21">removeFirst() / pollFirst(): удаляет первый элемент из начала списка</text:p>
                            </text:list-item>
                            <text:list-item>
                              <text:p text:style-name="P21">removeLast() / pollLast(): удаляет последний элемент из конца списка</text:p>
                            </text:list-item>
                            <text:list-item>
                              <text:p text:style-name="P21">getFirst() / peekFirst(): получает первый элемент</text:p>
                            </text:list-item>
                            <text:list-item>
                              <text:p text:style-name="P21">getLast() / peekLast(): получает последний элемент</text:p>
                            </text:list-item>
                          </text:list>
                          <text:p text:style-name="Text_20_body">Рассмотрим применение связанного списка:</text:p>
                          <text:p text:style-name="Preformatted_20_Text">import java.util.LinkedList;</text:p>
                          <text:p text:style-name="Preformatted_20_Text"/>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8"/>LinkedList&lt;String&gt; states = new LinkedList&lt;String&gt;();</text:p>
                          <text:p text:style-name="Preformatted_20_Text"><text:s text:c="9"/></text:p>
                          <text:p text:style-name="Preformatted_20_Text"><text:s text:c="8"/>// добавим в список ряд элементов</text:p>
                          <text:p text:style-name="Preformatted_20_Text"><text:s text:c="8"/>states.add("Germany");</text:p>
                          <text:p text:style-name="Preformatted_20_Text"><text:s text:c="8"/>states.add("France");</text:p>
                          <text:p text:style-name="Preformatted_20_Text"><text:s text:c="8"/>states.addLast("Great Britain"); // добавляем на последнее место</text:p>
                          <text:p text:style-name="Preformatted_20_Text"><text:s text:c="8"/>states.addFirst("Spain"); // добавляем на первое место</text:p>
                          <text:p text:style-name="Preformatted_20_Text"><text:s text:c="8"/>states.add(1, "Italy"); // добавляем элемент по индексу 1</text:p>
                          <text:p text:style-name="Preformatted_20_Text"><text:s text:c="7"/></text:p>
                          <text:p text:style-name="Preformatted_20_Text"><text:s text:c="8"/>System.out.printf("List has %d elements \n", states.size());</text:p>
                          <text:p text:style-name="Preformatted_20_Text"><text:s text:c="8"/>System.out.println(states.get(1));</text:p>
                          <text:p text:style-name="Preformatted_20_Text"><text:s text:c="8"/>states.set(1, "Portugal");</text:p>
                          <text:p text:style-name="Preformatted_20_Text"><text:s text:c="8"/>for(String state : states){</text:p>
                          <text:p text:style-name="Preformatted_20_Text"><text:s text:c="9"/></text:p>
                          <text:p text:style-name="Preformatted_20_Text"><text:s text:c="12"/>System.out.println(state);</text:p>
                          <text:p text:style-name="Preformatted_20_Text"><text:s text:c="8"/>}</text:p>
                          <text:p text:style-name="Preformatted_20_Text"><text:s text:c="8"/>// проверка на наличие элемента в списке</text:p>
                          <text:p text:style-name="Preformatted_20_Text"><text:s text:c="8"/>if(states.contains("Germany")){</text:p>
                          <text:p text:style-name="Preformatted_20_Text"><text:s text:c="9"/></text:p>
                          <text:p text:style-name="Preformatted_20_Text"><text:s text:c="12"/>System.out.println("List contains Germany");</text:p>
                          <text:p text:style-name="Preformatted_20_Text"><text:s text:c="8"/>}</text:p>
                          <text:p text:style-name="Preformatted_20_Text"><text:soft-page-break/><text:s text:c="9"/></text:p>
                          <text:p text:style-name="Preformatted_20_Text"><text:s text:c="8"/>states.remove("Germany");</text:p>
                          <text:p text:style-name="Preformatted_20_Text"><text:s text:c="8"/>states.removeFirst(); // удаление первого элемента</text:p>
                          <text:p text:style-name="Preformatted_20_Text"><text:s text:c="8"/>states.removeLast(); // удаление последнего элемента</text:p>
                          <text:p text:style-name="Preformatted_20_Text"><text:s text:c="9"/></text:p>
                          <text:p text:style-name="Preformatted_20_Text"><text:s text:c="8"/>LinkedList&lt;Person&gt; people = new LinkedList&lt;Person&gt;();</text:p>
                          <text:p text:style-name="Preformatted_20_Text"><text:s text:c="8"/>people.add(new Person("Mike"));</text:p>
                          <text:p text:style-name="Preformatted_20_Text"><text:s text:c="8"/>people.addFirst(new Person("Tom"));</text:p>
                          <text:p text:style-name="Preformatted_20_Text"><text:s text:c="8"/>people.addLast(new Person("Nick"));</text:p>
                          <text:p text:style-name="Preformatted_20_Text"><text:s text:c="8"/>people.remove(1); // удаление второго элемента</text:p>
                          <text:p text:style-name="Preformatted_20_Text"><text:s text:c="9"/></text:p>
                          <text:p text:style-name="Preformatted_20_Text"><text:s text:c="8"/>for(Person p : people){</text:p>
                          <text:p text:style-name="Preformatted_20_Text"><text:s text:c="9"/></text:p>
                          <text:p text:style-name="Preformatted_20_Text"><text:s text:c="12"/>System.out.println(p.getName());</text:p>
                          <text:p text:style-name="Preformatted_20_Text"><text:s text:c="8"/>}</text:p>
                          <text:p text:style-name="Preformatted_20_Text"><text:s text:c="8"/>Person first = people.getFirst();</text:p>
                          <text:p text:style-name="Preformatted_20_Text"><text:s text:c="8"/>System.out.println(first.getName()); // вывод первого элемента</text:p>
                          <text:p text:style-name="Preformatted_20_Text"><text:s text:c="4"/>}</text:p>
                          <text:p text:style-name="Preformatted_20_Text">}</text:p>
                          <text:p text:style-name="Preformatted_20_Text">class Person{</text:p>
                          <text:p text:style-name="Preformatted_20_Text"><text:s text:c="5"/></text:p>
                          <text:p text:style-name="Preformatted_20_Text"><text:s text:c="4"/>private String name;</text:p>
                          <text:p text:style-name="Preformatted_20_Text"><text:s text:c="4"/>public Person(String value){</text:p>
                          <text:p text:style-name="Preformatted_20_Text"><text:s text:c="9"/></text:p>
                          <text:p text:style-name="Preformatted_20_Text"><text:s text:c="8"/>name=value;</text:p>
                          <text:p text:style-name="Preformatted_20_Text"><text:s text:c="4"/>}</text:p>
                          <text:p text:style-name="Preformatted_20_Text"><text:s text:c="4"/>String getName(){return name;}</text:p>
                          <text:p text:style-name="P39">}</text:p>
                          <text:p text:style-name="Text_20_body">Здесь создаются и используются два списка: для строк и для объектов класса Person. При этом в дополнение к методам addFirst/removeLast и т.д., нам также доступны стандартные методы, определенные в интерфейсе Collection: <text:span text:style-name="Source_20_Text">add()</text:span>, <text:span text:style-name="Source_20_Text">remove</text:span>, <text:span text:style-name="Source_20_Text">contains</text:span>, <text:span text:style-name="Source_20_Text">size</text:span> и другие. Поэтому мы можем использовать разные методы для одного и того же действия. Например, добавление в самое начало списка можно сделать так: <text:span text:style-name="Source_20_Text">states.addFirst("Spain");</text:span>, а можно сделать так: <text:span text:style-name="Source_20_Text">states.add(0, "Spain");</text:span></text:p>
                          <text:p text:style-name="Text_20_body"><text:span text:style-name="Source_20_Text">Интерфейс Set расширяет интерфейс Collection и представляет набор уникальных элементов. Set не добавляет новых методов, только вносит изменения унаследованные. В частности, метод add() добавляет элемент в коллекцию и возвращает true, если в коллекции еще нет такого элемента.</text:span></text:p>
                          <text:p text:style-name="Text_20_body">Обобщенный класс HashSet представляет хеш-таблицу. Он наследует свой функционал от класса <text:span text:style-name="Source_20_Text">AbstractSet</text:span>, а также реализует интерфейс <text:span text:style-name="Source_20_Text">Set</text:span>.</text:p>
                          <text:p text:style-name="Text_20_body">Хеш-таблица представляет такую структуру данных, в которой все объекты имеют уникальный ключ или хеш-код. Данный ключ позволяет уникально идентифицировать объект в таблице.</text:p>
                          <text:p text:style-name="Text_20_body">Для создания объекта HashSet можно воспользоваться одним из следующих конструкторов:</text:p>
                          <text:list xml:id="list6597330637873289902" text:style-name="L22">
                            <text:list-item>
                              <text:p text:style-name="P22"><text:span text:style-name="Source_20_Text">HashSet()</text:span>: создает пустой список</text:p>
                            </text:list-item>
                            <text:list-item>
                              <text:p text:style-name="P22"><text:span text:style-name="Source_20_Text">HashSet(Collection&lt;? extends E&gt; col)</text:span>: создает хеш-таблицу, в которую добавляет все элементы коллекции col</text:p>
                            </text:list-item>
                            <text:list-item>
                              <text:p text:style-name="P22"><text:soft-page-break/><text:span text:style-name="Source_20_Text">HashSet(int capacity)</text:span>: параметр capacity указывает начальную емкость таблицы, которая по умолчанию равна 16</text:p>
                            </text:list-item>
                            <text:list-item>
                              <text:p text:style-name="P22"><text:span text:style-name="Source_20_Text">HashSet(int capacity, float koef)</text:span>: параметр koef или коэффициент заполнения, значение которого должно быть в пределах от 0.0 до 1.0, указывает, насколько должна быть заполнена емкость объектами прежде чем произойдет ее расширение. Например, коэффициент 0.75 указывает, что при заполнении емкости на 3/4 произойдет ее расширение.</text:p>
                            </text:list-item>
                          </text:list>
                          <text:p text:style-name="Text_20_body">Класс HashSet не добавляет новых методов, реализуя лишь те, что объявлены в родительских классах и применяемых интерфейсах:</text:p>
                          <text:p text:style-name="Preformatted_20_Text">import java.util.HashSet;</text:p>
                          <text:p text:style-name="Preformatted_20_Text"/>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8"/>HashSet&lt;String&gt; states = new HashSet&lt;String&gt;();</text:p>
                          <text:p text:style-name="Preformatted_20_Text"><text:s text:c="9"/></text:p>
                          <text:p text:style-name="Preformatted_20_Text"><text:s text:c="8"/>// добавим в список ряд элементов</text:p>
                          <text:p text:style-name="Preformatted_20_Text"><text:s text:c="8"/>states.add("Germany");</text:p>
                          <text:p text:style-name="Preformatted_20_Text"><text:s text:c="8"/>states.add("France");</text:p>
                          <text:p text:style-name="Preformatted_20_Text"><text:s text:c="8"/>states.add("Italy");</text:p>
                          <text:p text:style-name="Preformatted_20_Text"><text:s text:c="16"/>// пытаемся добавить элемент, который уже есть в коллекции</text:p>
                          <text:p text:style-name="Preformatted_20_Text"><text:s text:c="16"/>boolean isAdded = states.add("Germany");</text:p>
                          <text:p text:style-name="Preformatted_20_Text"><text:s text:c="16"/>System.out.println(isAdded); <text:s text:c="3"/>// false</text:p>
                          <text:p text:style-name="Preformatted_20_Text"><text:s text:c="7"/></text:p>
                          <text:p text:style-name="Preformatted_20_Text"><text:s text:c="8"/>System.out.printf("Set contains %d elements \n", states.size()); <text:s text:c="7"/>// 3</text:p>
                          <text:p text:style-name="Preformatted_20_Text"><text:s text:c="9"/></text:p>
                          <text:p text:style-name="Preformatted_20_Text"><text:s text:c="8"/>for(String state : states){</text:p>
                          <text:p text:style-name="Preformatted_20_Text"><text:s text:c="9"/></text:p>
                          <text:p text:style-name="Preformatted_20_Text"><text:s text:c="12"/>System.out.println(state);</text:p>
                          <text:p text:style-name="Preformatted_20_Text"><text:s text:c="8"/>}</text:p>
                          <text:p text:style-name="Preformatted_20_Text"><text:s text:c="8"/>// удаление элемента</text:p>
                          <text:p text:style-name="Preformatted_20_Text"><text:s text:c="8"/>states.remove("Germany");</text:p>
                          <text:p text:style-name="Preformatted_20_Text"><text:s text:c="9"/></text:p>
                          <text:p text:style-name="Preformatted_20_Text"><text:s text:c="16"/>// хеш-таблица объектов Person</text:p>
                          <text:p text:style-name="Preformatted_20_Text"><text:s text:c="8"/>HashSet&lt;Person&gt; people = new HashSet&lt;Person&gt;();</text:p>
                          <text:p text:style-name="Preformatted_20_Text"><text:s text:c="8"/>people.add(new Person("Mike"));</text:p>
                          <text:p text:style-name="Preformatted_20_Text"><text:s text:c="8"/>people.add(new Person("Tom"));</text:p>
                          <text:p text:style-name="Preformatted_20_Text"><text:s text:c="8"/>people.add(new Person("Nick"));</text:p>
                          <text:p text:style-name="Preformatted_20_Text"><text:s text:c="8"/>for(Person p : people){</text:p>
                          <text:p text:style-name="Preformatted_20_Text"><text:s text:c="9"/></text:p>
                          <text:p text:style-name="Preformatted_20_Text"><text:s text:c="12"/>System.out.println(p.getName());</text:p>
                          <text:p text:style-name="Preformatted_20_Text"><text:s text:c="8"/>}</text:p>
                          <text:p text:style-name="Preformatted_20_Text"><text:s text:c="4"/>}</text:p>
                          <text:p text:style-name="Preformatted_20_Text">}</text:p>
                          <text:p text:style-name="Preformatted_20_Text">class Person{</text:p>
                          <text:p text:style-name="Preformatted_20_Text"><text:s text:c="5"/></text:p>
                          <text:p text:style-name="Preformatted_20_Text"><text:s text:c="4"/>private String name;</text:p>
                          <text:p text:style-name="Preformatted_20_Text"><text:s text:c="4"/>public Person(String value){</text:p>
                          <text:p text:style-name="Preformatted_20_Text"><text:s text:c="9"/></text:p>
                          <text:p text:style-name="Preformatted_20_Text"><text:s text:c="8"/>name=value;</text:p>
                          <text:p text:style-name="Preformatted_20_Text"><text:s text:c="4"/>}</text:p>
                          <text:p text:style-name="Preformatted_20_Text"><text:s text:c="4"/>String getName(){return name;}</text:p>
                          <text:p text:style-name="P39">}</text:p>
                          <text:h text:style-name="Heading_20_3" text:outline-level="3"><text:bookmark text:name="aswift_0_expand"/><text:bookmark text:name="aswift_0_anchor"/><text:soft-page-break/><text:span text:style-name="Source_20_Text">SortedSet</text:span></text:h>
                          <text:p text:style-name="Text_20_body">Интерфейс SortedSet предназначен для создания коллекций, который хранят элементы в отсортированном виде (сортировка по возрастанию). SortedSet расширяет интерфейс Set, поэтому такая коллекция опять же хранит только уникальные значения. SortedSet предоставляет следующие методы:</text:p>
                          <text:list xml:id="list3235874578850531025" text:style-name="L23">
                            <text:list-item>
                              <text:p text:style-name="P23">E first(): возвращает первый элемент набора</text:p>
                            </text:list-item>
                            <text:list-item>
                              <text:p text:style-name="P23">E last(): возвращает последний элемент набора</text:p>
                            </text:list-item>
                            <text:list-item>
                              <text:p text:style-name="P23">SortedSet&lt;E&gt; headSet(E end): возвращает объект SortedSet, который содержит все элементы первичного набора до элемента end</text:p>
                            </text:list-item>
                            <text:list-item>
                              <text:p text:style-name="P23">SortedSet&lt;E&gt; subSet(E start, E end): возвращает объект SortedSet, который содержит все элементы первичного набора между элементами start и end</text:p>
                            </text:list-item>
                            <text:list-item>
                              <text:p text:style-name="P23">SortedSet&lt;E&gt; tailSet(E start): возвращает объект SortedSet, который содержит все элементы первичного набора, начиная с элемента start</text:p>
                            </text:list-item>
                          </text:list>
                          <text:h text:style-name="Heading_20_3" text:outline-level="3">NavigableSet</text:h>
                          <text:p text:style-name="Text_20_body">Интерфейс NavigableSet расширяет интерфейс SortedSet и позволяет извлекать элементы на основании их значений. NavigableSet определяет следующие методы:</text:p>
                          <text:list xml:id="list2137937782556660564" text:style-name="L24">
                            <text:list-item>
                              <text:p text:style-name="P24">E ceiling(E obj): ищет в наборе наименьший элемент e, который больше obj (e &gt;=obj). Если такой элемент найден, то он возвращается в качестве результата. Иначе возвращается null.</text:p>
                            </text:list-item>
                            <text:list-item>
                              <text:p text:style-name="P24">E floor(E obj): ищет в наборе наибольший элемент e, который меньше элемента obj (e &lt;=obj). Если такой элемент найден, то он возвращается в качестве результата. Иначе возвращается null.</text:p>
                            </text:list-item>
                            <text:list-item>
                              <text:p text:style-name="P24">E higher(E obj): ищет в наборе наименьший элемент e, который больше элемента obj (e &gt;obj). Если такой элемент найден, то он возвращается в качестве результата. Иначе возвращается null.</text:p>
                            </text:list-item>
                            <text:list-item>
                              <text:p text:style-name="P24">E lower(E obj): ищет в наборе наибольший элемент e, который меньше элемента obj (e &lt;obj). Если такой элемент найден, то он возвращается в качестве результата. Иначе возвращается null.</text:p>
                            </text:list-item>
                            <text:list-item>
                              <text:p text:style-name="P24">E pollFirst(): возвращает первый элемент и удаляет его из набора</text:p>
                            </text:list-item>
                            <text:list-item>
                              <text:p text:style-name="P24">E pollLast(): возвращает последний элемент и удаляет его из набора</text:p>
                            </text:list-item>
                            <text:list-item>
                              <text:p text:style-name="P24">NavigableSet&lt;E&gt; descendingSet(): возвращает объект NavigableSet, который содержит все элементы первичного набора NavigableSet в обратном порядке</text:p>
                            </text:list-item>
                            <text:list-item>
                              <text:p text:style-name="P24">NavigableSet&lt;E&gt; headSet(E upperBound, boolean incl): возвращает объект NavigableSet, который содержит все элементы первичного набора NavigableSet до upperBound. Параметр incl при значении true, позволяет включить в выходной набор элемент upperBound</text:p>
                            </text:list-item>
                            <text:list-item>
                              <text:p text:style-name="P24"><text:soft-page-break/>NavigableSet&lt;E&gt; tailSet(E lowerBound, boolean incl): возвращает объект NavigableSet, который содержит все элементы первичного набора NavigableSet, начиная с lowerBound. Параметр incl при значении true, позволяет включить в выходной набор элемент lowerBound</text:p>
                            </text:list-item>
                            <text:list-item>
                              <text:p text:style-name="P24">NavigableSet&lt;E&gt; subSet(E lowerBound, boolean lowerIncl, E upperBound, boolean highIncl): возвращает объект NavigableSet, который содержит все элементы первичного набора NavigableSet от lowerBound до upperBound.</text:p>
                            </text:list-item>
                          </text:list>
                          <text:h text:style-name="Heading_20_3" text:outline-level="3">TreeSet</text:h>
                          <text:p text:style-name="Text_20_body">Обобщенный класс TreeSet&lt;E&gt; представляет структуру данных в виде дерева, в котором все объекты хранятся в отсортированном виде по возрастанию. TreeSet является наследником класса <text:span text:style-name="Source_20_Text">AbstractSet</text:span> и реализует интерфейс <text:span text:style-name="Source_20_Text">NavigableSet</text:span>, а следовательно, и интерфейс <text:span text:style-name="Source_20_Text">SortedSet</text:span>.</text:p>
                          <text:p text:style-name="Text_20_body">В классе TreeSet определены следующие конструкторы:</text:p>
                          <text:list xml:id="list1517139769446730399" text:style-name="L25">
                            <text:list-item>
                              <text:p text:style-name="P25"><text:span text:style-name="Source_20_Text">TreeSet()</text:span>: создает пустое дерево</text:p>
                            </text:list-item>
                            <text:list-item>
                              <text:p text:style-name="P25"><text:span text:style-name="Source_20_Text">TreeSet(Collection&lt;? extends E&gt; col)</text:span>: создает дерево, в которое добавляет все элементы коллекции col</text:p>
                            </text:list-item>
                            <text:list-item>
                              <text:p text:style-name="P25"><text:span text:style-name="Source_20_Text">TreeSet(SortedSet &lt;E&gt; set)</text:span>: создает дерево, в которое добавляет все элементы сортированного набора set</text:p>
                            </text:list-item>
                            <text:list-item>
                              <text:p text:style-name="P25"><text:span text:style-name="Source_20_Text">TreeSet(Comparator&lt;? super E&gt; comparator)</text:span>: создает пустое дерево, где все добавляемые элементы впоследствии будут отсортированы компаратором.</text:p>
                            </text:list-item>
                          </text:list>
                          <text:p text:style-name="Text_20_body">TreeSet поддерживает все стандартные методы для вставки и удаления элементов:</text:p>
                          <text:p text:style-name="Preformatted_20_Text">import java.util.TreeSet;</text:p>
                          <text:p text:style-name="Preformatted_20_Text"/>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8"/>TreeSet&lt;String&gt; states = new TreeSet&lt;String&gt;();</text:p>
                          <text:p text:style-name="Preformatted_20_Text"><text:s text:c="9"/></text:p>
                          <text:p text:style-name="Preformatted_20_Text"><text:s text:c="8"/>// добавим в список ряд элементов</text:p>
                          <text:p text:style-name="Preformatted_20_Text"><text:s text:c="8"/>states.add("Germany");</text:p>
                          <text:p text:style-name="Preformatted_20_Text"><text:s text:c="8"/>states.add("France");</text:p>
                          <text:p text:style-name="Preformatted_20_Text"><text:s text:c="8"/>states.add("Italy");</text:p>
                          <text:p text:style-name="Preformatted_20_Text"><text:s text:c="8"/>states.add("Great Britain");</text:p>
                          <text:p text:style-name="Preformatted_20_Text"><text:s text:c="7"/></text:p>
                          <text:p text:style-name="Preformatted_20_Text"><text:s text:c="8"/>System.out.printf("TreeSet contains %d elements \n", states.size());</text:p>
                          <text:p text:style-name="Preformatted_20_Text"><text:s text:c="16"/></text:p>
                          <text:p text:style-name="Preformatted_20_Text"><text:s text:c="16"/>// удаление элемента</text:p>
                          <text:p text:style-name="Preformatted_20_Text"><text:s text:c="8"/>states.remove("Germany");</text:p>
                          <text:p text:style-name="Preformatted_20_Text"><text:s text:c="8"/>for(String state : states){</text:p>
                          <text:p text:style-name="Preformatted_20_Text"><text:s text:c="9"/></text:p>
                          <text:p text:style-name="Preformatted_20_Text"><text:s text:c="12"/>System.out.println(state);</text:p>
                          <text:p text:style-name="Preformatted_20_Text"><text:s text:c="8"/>}</text:p>
                          <text:p text:style-name="Preformatted_20_Text"><text:s text:c="4"/>}</text:p>
                          <text:p text:style-name="P39">}</text:p>
                          <text:p text:style-name="Text_20_body"><text:soft-page-break/>И поскольку при вставке объекты сразу же сортируются по возрастанию, то при выводе в цикле for мы получим отсортированный набор:</text:p>
                          <text:p text:style-name="Preformatted_20_Text">TreeSet contains 4 elements</text:p>
                          <text:p text:style-name="Preformatted_20_Text">France</text:p>
                          <text:p text:style-name="Preformatted_20_Text">Great Britain</text:p>
                          <text:p text:style-name="P39">Italy</text:p>
                          <text:p text:style-name="Text_20_body">Так как TreeSet реализует интерфейс NavigableSet, а через него и SortedSet, то мы можем применить к структуре дерева различные методы:</text:p>
                          <text:p text:style-name="Preformatted_20_Text">import java.util.*;</text:p>
                          <text:p text:style-name="Preformatted_20_Text"/>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8"/>TreeSet&lt;String&gt; states = new TreeSet&lt;String&gt;();</text:p>
                          <text:p text:style-name="Preformatted_20_Text"><text:s text:c="9"/></text:p>
                          <text:p text:style-name="Preformatted_20_Text"><text:s text:c="8"/>// добавим в список ряд элементов</text:p>
                          <text:p text:style-name="Preformatted_20_Text"><text:s text:c="8"/>states.add("Germany");</text:p>
                          <text:p text:style-name="Preformatted_20_Text"><text:s text:c="8"/>states.add("France");</text:p>
                          <text:p text:style-name="Preformatted_20_Text"><text:s text:c="8"/>states.add("Italy");</text:p>
                          <text:p text:style-name="Preformatted_20_Text"><text:s text:c="8"/>states.add("Spain");</text:p>
                          <text:p text:style-name="Preformatted_20_Text"><text:s text:c="8"/>states.add("Great Britain");</text:p>
                          <text:p text:style-name="Preformatted_20_Text"><text:s text:c="7"/></text:p>
                          <text:p text:style-name="Preformatted_20_Text"><text:s text:c="8"/>System.out.println(states.first()); // получим первый - самый меньший элемент</text:p>
                          <text:p text:style-name="Preformatted_20_Text"><text:s text:c="8"/>System.out.println(states.last()); // получим последний - самый больший элемент</text:p>
                          <text:p text:style-name="Preformatted_20_Text"><text:s text:c="8"/>// получим поднабор от одного элемента до другого</text:p>
                          <text:p text:style-name="Preformatted_20_Text"><text:s text:c="8"/>SortedSet&lt;String&gt; set = states.subSet("Germany", "Italy");</text:p>
                          <text:p text:style-name="Preformatted_20_Text"><text:s text:c="8"/>System.out.println(set);</text:p>
                          <text:p text:style-name="Preformatted_20_Text"><text:s text:c="8"/>// элемент из набора, который больше текущего</text:p>
                          <text:p text:style-name="Preformatted_20_Text"><text:s text:c="8"/>String greater = states.higher("Germany");</text:p>
                          <text:p text:style-name="Preformatted_20_Text"><text:s text:c="8"/>// элемент из набора, который меньше текущего</text:p>
                          <text:p text:style-name="Preformatted_20_Text"><text:s text:c="8"/>String lower = states.lower("Germany");</text:p>
                          <text:p text:style-name="Preformatted_20_Text"><text:s text:c="8"/>// возвращаем набор в обратном порядке</text:p>
                          <text:p text:style-name="Preformatted_20_Text"><text:s text:c="8"/>NavigableSet&lt;String&gt; navSet = states.descendingSet();</text:p>
                          <text:p text:style-name="Preformatted_20_Text"><text:s text:c="8"/>// возвращаем набор в котором все элементы меньше текущего</text:p>
                          <text:p text:style-name="Preformatted_20_Text"><text:s text:c="8"/>SortedSet&lt;String&gt; setLower=states.headSet("Germany");</text:p>
                          <text:p text:style-name="Preformatted_20_Text"><text:s text:c="8"/>// возвращаем набор в котором все элементы больше текущего</text:p>
                          <text:p text:style-name="Preformatted_20_Text"><text:s text:c="8"/>SortedSet&lt;String&gt; setGreater=states.tailSet("Germany"); <text:s/></text:p>
                          <text:p text:style-name="Preformatted_20_Text"><text:s text:c="16"/>System.out.println(navSet);</text:p>
                          <text:p text:style-name="Preformatted_20_Text"><text:s text:c="16"/>System.out.println(setLower);</text:p>
                          <text:p text:style-name="Preformatted_20_Text"><text:s text:c="16"/>System.out.println(setGreater);</text:p>
                          <text:p text:style-name="P39"><text:s text:c="4"/>}</text:p>
                          <text:p text:style-name="Text_20_body"><text:span text:style-name="Source_20_Text">В прошлой теме была рассмотрена работа коллекции TreeSet, типизированной объектами String. При добавлении новых элементов объект TreeSet автоматически проводит сортировку, помещая новый объект на правильное для него место. Однако со строками все понятно. А что если бы мы использовали не строки, а свои классы, например, следующий класс Person:</text:span></text:p>
                          <text:p text:style-name="Preformatted_20_Text">class Person{</text:p>
                          <text:p text:style-name="Preformatted_20_Text"><text:s text:c="5"/></text:p>
                          <text:p text:style-name="Preformatted_20_Text"><text:s text:c="4"/>private String name;</text:p>
                          <text:p text:style-name="Preformatted_20_Text"><text:s text:c="4"/>Person(String name){</text:p>
                          <text:p text:style-name="Preformatted_20_Text"><text:s text:c="9"/></text:p>
                          <text:p text:style-name="Preformatted_20_Text"><text:soft-page-break/><text:s text:c="8"/>this.name=name;</text:p>
                          <text:p text:style-name="Preformatted_20_Text"><text:s text:c="4"/>}</text:p>
                          <text:p text:style-name="Preformatted_20_Text"><text:s text:c="4"/>String getName(){return name;}</text:p>
                          <text:p text:style-name="P39">}</text:p>
                          <text:p text:style-name="Text_20_body">Объект TreeSet мы не сможем типизировать данным классом, поскольку в случае добавления объектов TreeSet не будет знать, как их сравнивать, и следующий кусок кода не будет работать:</text:p>
                          <text:p text:style-name="Preformatted_20_Text">TreeSet&lt;Person&gt; people = new TreeSet&lt;Person&gt;();</text:p>
                          <text:p text:style-name="P39">people.add(new Person("Tom"));</text:p>
                          <text:p text:style-name="Text_20_body">При выполнении этого кода мы столкнемся с ошибкой, которая скажет, что объект Person не может быть преобразован к типу java.lang.Comparable.</text:p>
                          <text:p text:style-name="Text_20_body">Для того, чтобы объекты Person можно было сравнить и сортировать, они должны применять интерфейс Comparable&lt;E&gt;. При применении интерфейса он типизируется текущим классом. Применим его к классу Person:</text:p>
                          <text:p text:style-name="Preformatted_20_Text">class Person implements Comparable&lt;Person&gt;{</text:p>
                          <text:p text:style-name="Preformatted_20_Text"><text:s text:c="4"/></text:p>
                          <text:p text:style-name="Preformatted_20_Text"><text:s text:c="4"/>private String name;</text:p>
                          <text:p text:style-name="Preformatted_20_Text"><text:s text:c="4"/>Person(String name){</text:p>
                          <text:p text:style-name="Preformatted_20_Text"><text:s text:c="8"/></text:p>
                          <text:p text:style-name="Preformatted_20_Text"><text:s text:c="8"/>this.name = name;</text:p>
                          <text:p text:style-name="Preformatted_20_Text"><text:s text:c="4"/>}</text:p>
                          <text:p text:style-name="Preformatted_20_Text"><text:s text:c="4"/>String getName(){return name;}</text:p>
                          <text:p text:style-name="Preformatted_20_Text"><text:s text:c="4"/></text:p>
                          <text:p text:style-name="Preformatted_20_Text"><text:s text:c="4"/>public int compareTo(Person p){</text:p>
                          <text:p text:style-name="Preformatted_20_Text"><text:s text:c="4"/></text:p>
                          <text:p text:style-name="Preformatted_20_Text"><text:s text:c="8"/>return name.compareTo(p.getName());</text:p>
                          <text:p text:style-name="Preformatted_20_Text"><text:s text:c="4"/>}</text:p>
                          <text:p text:style-name="P39">}</text:p>
                          <text:p text:style-name="Text_20_body">Интерфейс Comparable содержит один единственный метод <text:span text:style-name="Source_20_Text">int compareTo(E item)</text:span>, который сравнивает текущий объект с объектом, переданным в качестве параметра. Если этот метод возвращает отрицательное число, то текущий объект будет располагаться перед тем, который передается через параметр. Если метод вернет положительное число, то, наоборот, после второго объекта. Если метод возвратит ноль, значит, оба объекта равны.</text:p>
                          <text:p text:style-name="Text_20_body">В данном случае мы не возвращаем явным образом никакое число, а полагаемся на встроенный механизм сравнения, который есть у класса String. Но мы также можем определить и свою логику, например, сравнивать по длине имени:</text:p>
                          <text:p text:style-name="Preformatted_20_Text"><text:s text:c="3"/></text:p>
                          <text:p text:style-name="Preformatted_20_Text">public int compareTo(Person p){</text:p>
                          <text:p text:style-name="Preformatted_20_Text"><text:s text:c="4"/></text:p>
                          <text:p text:style-name="Preformatted_20_Text"><text:s text:c="4"/>return name.length()-p.getName().length();</text:p>
                          <text:p text:style-name="P39">}</text:p>
                          <text:p text:style-name="Text_20_body">Теперь мы можем типизировать TreeSet типом Person и добавлять в дерево соответствующие объекты:</text:p>
                          <text:p text:style-name="Preformatted_20_Text"><text:s text:c="3"/></text:p>
                          <text:p text:style-name="Preformatted_20_Text">TreeSet&lt;Person&gt; people = new TreeSet&lt;Person&gt;();</text:p>
                          <text:p text:style-name="P39">people.add(new Person("Tom"));</text:p>
                          <text:h text:style-name="Heading_20_3" text:outline-level="3"><text:soft-page-break/>Интерфейс Comparator</text:h>
                          <text:p text:style-name="Text_20_body">Однако перед нами может возникнуть проблема, что если разработчик не реализовал в своем классе, который мы хотим использовать, интерфейс Comparable, либо реализовал, но нас не устраивает его функциональность, и мы хотим ее переопределить? На этот случай есть еще более гибкий способ, предполагающий применение интерфейса Comparator&lt;E&gt;.</text:p>
                          <text:p text:style-name="Text_20_body">Интерфейс Comparator содержит ряд методов, ключевым из которых является метод compare():</text:p>
                          <text:p text:style-name="Preformatted_20_Text"><text:s text:c="3"/></text:p>
                          <text:p text:style-name="Preformatted_20_Text">public interface Comparator&lt;E&gt; {</text:p>
                          <text:p text:style-name="Preformatted_20_Text"/>
                          <text:p text:style-name="Preformatted_20_Text"><text:s text:c="8"/>int compare(T a, T b);</text:p>
                          <text:p text:style-name="Preformatted_20_Text"><text:s text:c="8"/>// остальные методы</text:p>
                          <text:p text:style-name="P39">}</text:p>
                          <text:p text:style-name="Text_20_body">Метод <text:span text:style-name="Source_20_Text">compare</text:span> также возвращает числовое значение - если оно отрицательное, то объект a предшествует объекту b, иначе - наоборот. А если метод возвращает ноль, то объекты равны. Для применения интерфейса нам вначале надо создать класс компаратора, который реализует этот интерфейс:</text:p>
                          <text:p text:style-name="Preformatted_20_Text"><text:s text:c="3"/></text:p>
                          <text:p text:style-name="Preformatted_20_Text">class PersonComparator implements Comparator&lt;Person&gt;{</text:p>
                          <text:p text:style-name="Preformatted_20_Text"/>
                          <text:p text:style-name="Preformatted_20_Text"><text:s text:c="4"/>public int compare(Person a, Person b){</text:p>
                          <text:p text:style-name="Preformatted_20_Text"><text:s text:c="4"/></text:p>
                          <text:p text:style-name="Preformatted_20_Text"><text:s text:c="8"/>return a.getName().compareTo(b.getName());</text:p>
                          <text:p text:style-name="Preformatted_20_Text"><text:s text:c="4"/>}</text:p>
                          <text:p text:style-name="P39">}</text:p>
                          <text:p text:style-name="Text_20_body">Здесь опять же проводим сравнение по строкам. Теперь используем класс компаратора для создания объекта TreeSet:</text:p>
                          <text:p text:style-name="Preformatted_20_Text"><text:s text:c="3"/></text:p>
                          <text:p text:style-name="Preformatted_20_Text">PersonComparator pcomp = new PersonComparator();</text:p>
                          <text:p text:style-name="Preformatted_20_Text">TreeSet&lt;Person&gt; people = new TreeSet&lt;Person&gt;(pcomp);</text:p>
                          <text:p text:style-name="Preformatted_20_Text">people.add(new Person("Tom"));</text:p>
                          <text:p text:style-name="Preformatted_20_Text">people.add(new Person("Nick"));</text:p>
                          <text:p text:style-name="Preformatted_20_Text">people.add(new Person("Alice"));</text:p>
                          <text:p text:style-name="Preformatted_20_Text">people.add(new Person("Bill"));</text:p>
                          <text:p text:style-name="Preformatted_20_Text">for(Person <text:s/>p : people){</text:p>
                          <text:p text:style-name="Preformatted_20_Text"><text:s text:c="8"/></text:p>
                          <text:p text:style-name="Preformatted_20_Text"><text:s text:c="4"/>System.out.println(p.getName());</text:p>
                          <text:p text:style-name="P39">}</text:p>
                          <text:p text:style-name="Text_20_body">Для создания TreeSet здесь используется одна из версий конструктора, которая в качестве параметра принимает компаратор. Теперь вне зависимости от того, реализован ли в классе Person интерфейс Comparable, логика сравнения и сортировки будет использоваться та, которая определена в классе компаратора.</text:p>
                          <text:h text:style-name="Heading_20_3" text:outline-level="3">Сортировка по нескольким критериям</text:h>
                          <text:p text:style-name="Text_20_body">Начиная с JDK 8 в механизм работы компараторов были внесены некоторые дополнения. В частности, теперь мы можем применять сразу несколько компараторов по принципу приоритета. Например, изменим класс Person следующим образом:</text:p>
                          <text:p text:style-name="Preformatted_20_Text"><text:soft-page-break/>class Person{</text:p>
                          <text:p text:style-name="Preformatted_20_Text"><text:s text:c="5"/></text:p>
                          <text:p text:style-name="Preformatted_20_Text"><text:s text:c="4"/>private String name;</text:p>
                          <text:p text:style-name="Preformatted_20_Text"><text:s text:c="4"/>private int age;</text:p>
                          <text:p text:style-name="Preformatted_20_Text"><text:s text:c="4"/>public Person(String n, int a){</text:p>
                          <text:p text:style-name="Preformatted_20_Text"><text:s text:c="9"/></text:p>
                          <text:p text:style-name="Preformatted_20_Text"><text:s text:c="8"/>name=n;</text:p>
                          <text:p text:style-name="Preformatted_20_Text"><text:s text:c="8"/>age=a;</text:p>
                          <text:p text:style-name="Preformatted_20_Text"><text:s text:c="4"/>}</text:p>
                          <text:p text:style-name="Preformatted_20_Text"><text:s text:c="4"/>String getName(){return name;}</text:p>
                          <text:p text:style-name="Preformatted_20_Text"><text:s text:c="4"/>int getAge(){return age;}</text:p>
                          <text:p text:style-name="P39">}</text:p>
                          <text:p text:style-name="Text_20_body">Здесь добавлено поле для хранения возраста пользователя. И, допустим, нам надо отсортировать пользователей по имени и по возрасту. Для этого определим два компаратора:</text:p>
                          <text:p text:style-name="Preformatted_20_Text">class PersonNameComparator implements Comparator&lt;Person&gt;{</text:p>
                          <text:p text:style-name="Preformatted_20_Text"><text:s/></text:p>
                          <text:p text:style-name="Preformatted_20_Text"><text:s text:c="4"/>public int compare(Person a, Person b){</text:p>
                          <text:p text:style-name="Preformatted_20_Text"><text:s text:c="5"/></text:p>
                          <text:p text:style-name="Preformatted_20_Text"><text:s text:c="8"/>return a.getName().compareTo(b.getName());</text:p>
                          <text:p text:style-name="Preformatted_20_Text"><text:s text:c="4"/>}</text:p>
                          <text:p text:style-name="Preformatted_20_Text">}</text:p>
                          <text:p text:style-name="Preformatted_20_Text">class PersonAgeComparator implements Comparator&lt;Person&gt;{</text:p>
                          <text:p text:style-name="Preformatted_20_Text"><text:s/></text:p>
                          <text:p text:style-name="Preformatted_20_Text"><text:s text:c="4"/>public int compare(Person a, Person b){</text:p>
                          <text:p text:style-name="Preformatted_20_Text"><text:s text:c="5"/></text:p>
                          <text:p text:style-name="Preformatted_20_Text"><text:s text:c="8"/>if(a.getAge()&gt; b.getAge())</text:p>
                          <text:p text:style-name="Preformatted_20_Text"><text:s text:c="12"/>return 1;</text:p>
                          <text:p text:style-name="Preformatted_20_Text"><text:s text:c="8"/>else if(a.getAge()&lt; b.getAge())</text:p>
                          <text:p text:style-name="Preformatted_20_Text"><text:s text:c="12"/>return -1;</text:p>
                          <text:p text:style-name="Preformatted_20_Text"><text:s text:c="8"/>else</text:p>
                          <text:p text:style-name="Preformatted_20_Text"><text:s text:c="12"/>return 0;</text:p>
                          <text:p text:style-name="Preformatted_20_Text"><text:s text:c="4"/>}</text:p>
                          <text:p text:style-name="P39">}</text:p>
                          <text:p text:style-name="Text_20_body">Интерфейс компаратора определяет специальный метод по умолчанию thenComparing, который позволяет использовать цепочки компараторов для сортировки набора:</text:p>
                          <text:p text:style-name="Preformatted_20_Text">Comparator&lt;Person&gt; pcomp = new PersonNameComparator().thenComparing(new PersonAgeComparator());</text:p>
                          <text:p text:style-name="Preformatted_20_Text">TreeSet&lt;Person&gt; people = new TreeSet(pcomp);</text:p>
                          <text:p text:style-name="Preformatted_20_Text">people.add(new Person("Tom", 23));</text:p>
                          <text:p text:style-name="Preformatted_20_Text">people.add(new Person("Nick",34));</text:p>
                          <text:p text:style-name="Preformatted_20_Text">people.add(new Person("Tom",10));</text:p>
                          <text:p text:style-name="Preformatted_20_Text">people.add(new Person("Bill",14));</text:p>
                          <text:p text:style-name="Preformatted_20_Text"/>
                          <text:p text:style-name="Preformatted_20_Text">for(Person <text:s/>p : people){</text:p>
                          <text:p text:style-name="Preformatted_20_Text"/>
                          <text:p text:style-name="Preformatted_20_Text"><text:s text:c="4"/>System.out.println(p.getName() + " " + p.getAge());</text:p>
                          <text:p text:style-name="P39">}</text:p>
                          <text:p text:style-name="Text_20_body">Консольный вывод:</text:p>
                          <text:p text:style-name="Preformatted_20_Text">Bill 14</text:p>
                          <text:p text:style-name="Preformatted_20_Text">Nick 34</text:p>
                          <text:p text:style-name="Preformatted_20_Text">Tom 10</text:p>
                          <text:p text:style-name="P39">Tom 23</text:p>
                          <text:p text:style-name="Text_20_body">В данном случае сначала применяется сортировка по имени, а потом по возрасту</text:p>
                          <text:p text:style-name="Text_20_body"><text:soft-page-break/><text:span text:style-name="Source_20_Text">Интерфейс Map&lt;K, V&gt; представляет отображение или иначе говоря словарь, где каждый элемент представляет пару "ключ-значение". При этом все ключи уникальные в рамках объекта Map. Такие коллекции облегчают поиск элемента, если нам известен ключ - уникальный идентификатор объекта.</text:span></text:p>
                          <text:p text:style-name="Text_20_body">Следует отметить, что в отличие от других интерфейсов, которые представляют коллекции, интерфейс Map НЕ расширяет интерфейс Collection.</text:p>
                          <text:p text:style-name="Text_20_body">Среди методов интерфейса Map можно выделить следующие:</text:p>
                          <text:list xml:id="list2357613737120134862" text:style-name="L26">
                            <text:list-item>
                              <text:p text:style-name="P26"><text:span text:style-name="Source_20_Text">void clear()</text:span>: очищает коллекцию</text:p>
                            </text:list-item>
                            <text:list-item>
                              <text:p text:style-name="P26"><text:span text:style-name="Source_20_Text">boolean containsKey(Object k)</text:span>: возвращает true, если коллекция содержит ключ k</text:p>
                            </text:list-item>
                            <text:list-item>
                              <text:p text:style-name="P26"><text:span text:style-name="Source_20_Text">boolean containsValue(Object v)</text:span>: возвращает true, если коллекция содержит значение v</text:p>
                            </text:list-item>
                            <text:list-item>
                              <text:p text:style-name="P26"><text:span text:style-name="Source_20_Text">Set&lt;Map.Entry&lt;K, V&gt;&gt; entrySet()</text:span>: возвращает набор элементов коллекции. Все элементы представляют объект <text:span text:style-name="Source_20_Text">Map.Entry</text:span></text:p>
                            </text:list-item>
                            <text:list-item>
                              <text:p text:style-name="P26"><text:span text:style-name="Source_20_Text">boolean equals(Object obj)</text:span>: возвращает true, если коллекция идентична коллекции, передаваемой через параметр obj</text:p>
                            </text:list-item>
                            <text:list-item>
                              <text:p text:style-name="P26"><text:span text:style-name="Source_20_Text">boolean isEmpty</text:span>: возвращает true, если коллекция пуста</text:p>
                            </text:list-item>
                            <text:list-item>
                              <text:p text:style-name="P26"><text:span text:style-name="Source_20_Text">V get(Object k)</text:span>: возвращает значение объекта, ключ которого равен k. Если такого элемента не окажется, то возвращается значение <text:span text:style-name="Source_20_Text">null</text:span></text:p>
                            </text:list-item>
                            <text:list-item>
                              <text:p text:style-name="P26"><text:span text:style-name="Source_20_Text">V getOrDefault(Object k, V defaultValue)</text:span>: возвращает значение объекта, ключ которого равен k. Если такого элемента не окажется, то возвращается значение <text:span text:style-name="Source_20_Text">defaultVlue</text:span></text:p>
                            </text:list-item>
                            <text:list-item>
                              <text:p text:style-name="P26"><text:span text:style-name="Source_20_Text">V put(K k, V v)</text:span>: помещает в коллекцию новый объект с ключом k и значением v. Если в коллекции уже есть объект с подобным ключом, то он перезаписывается. После добавления возвращает предыдущее значение для ключа k, если он уже был в коллекции. Если же ключа еще не было в коллекции, то возвращается значение <text:span text:style-name="Source_20_Text">null</text:span></text:p>
                            </text:list-item>
                            <text:list-item>
                              <text:p text:style-name="P26"><text:span text:style-name="Source_20_Text">V putIfAbsent(K k, V v)</text:span>: помещает в коллекцию новый объект с ключом k и значением v, если в коллекции еще нет элемента с подобным ключом.</text:p>
                            </text:list-item>
                            <text:list-item>
                              <text:p text:style-name="P26"><text:span text:style-name="Source_20_Text">Set&lt;K&gt; keySet()</text:span>: возвращает набор всех ключей отображения</text:p>
                            </text:list-item>
                            <text:list-item>
                              <text:p text:style-name="P26"><text:span text:style-name="Source_20_Text">Collection&lt;V&gt; values()</text:span>: возвращает набор всех значений отображения</text:p>
                            </text:list-item>
                            <text:list-item>
                              <text:p text:style-name="P26"><text:span text:style-name="Source_20_Text">void putAll(Map&lt;? extends K, ? extends V&gt; map)</text:span>: добавляет в коллекцию все объекты из отображения map</text:p>
                            </text:list-item>
                            <text:list-item>
                              <text:p text:style-name="P26"><text:span text:style-name="Source_20_Text">V remove(Object k)</text:span>: удаляет объект с ключом k</text:p>
                            </text:list-item>
                            <text:list-item>
                              <text:p text:style-name="P26"><text:span text:style-name="Source_20_Text">int size()</text:span>: возвращает количество элементов коллекции</text:p>
                            </text:list-item>
                          </text:list>
                          <text:p text:style-name="Text_20_body"><text:soft-page-break/>Чтобы положить объект в коллекцию, используется метод <text:span text:style-name="Source_20_Text">put</text:span>, а чтобы получить по ключу - метод <text:span text:style-name="Source_20_Text">get</text:span>. Реализация интерфейса Map также позволяет получить наборы как ключей, так и значений. А метод <text:span text:style-name="Source_20_Text">entrySet()</text:span> возвращает набор всех элементов в виде объектов Map.Entry&lt;K, V&gt;.</text:p>
                          <text:p text:style-name="Text_20_body">Обобщенный интерфейс <text:span text:style-name="Source_20_Text">Map.Entry&lt;K, V&gt;</text:span> представляет объект с ключом типа K и значением типа V и определяет следующие методы:</text:p>
                          <text:list xml:id="list5013652627782999156" text:style-name="L27">
                            <text:list-item>
                              <text:p text:style-name="P27"><text:span text:style-name="Source_20_Text">boolean equals(Object obj)</text:span>: возвращает true, если объект obj, представляющий интерфейс <text:span text:style-name="Source_20_Text">Map.Entry</text:span>, идентичен текущему</text:p>
                            </text:list-item>
                            <text:list-item>
                              <text:p text:style-name="P27"><text:span text:style-name="Source_20_Text">K getKey()</text:span>: возвращает ключ объекта отображения</text:p>
                            </text:list-item>
                            <text:list-item>
                              <text:p text:style-name="P27"><text:span text:style-name="Source_20_Text">V getValue()</text:span>: возвращает значение объекта отображения</text:p>
                            </text:list-item>
                            <text:list-item>
                              <text:p text:style-name="P27"><text:span text:style-name="Source_20_Text">V setValue(V v)</text:span>: устанавливает для текущего объекта значение v</text:p>
                            </text:list-item>
                            <text:list-item>
                              <text:p text:style-name="P27"><text:span text:style-name="Source_20_Text">int hashCode()</text:span>: возвращает хеш-код данного объекта</text:p>
                            </text:list-item>
                          </text:list>
                          <text:p text:style-name="Text_20_body">При переборе объектов отображения мы будем оперировать этими методами для работы с ключами и значениями объектов.</text:p>
                          <text:h text:style-name="Heading_20_3" text:outline-level="3">Классы отображений. HashMap</text:h>
                          <text:p text:style-name="Text_20_body">Базовым классом для всех отображений является абстрактный класс AbstractMap, который реализует большую часть методов интерфейса Map. Наиболее распространенным классом отображений является HashMap, который реализует интерфейс Map и наследуется от класса AbstractMap.</text:p>
                          <text:p text:style-name="Text_20_body">Пример использования класса:</text:p>
                          <text:p text:style-name="Preformatted_20_Text">import java.util.*;</text:p>
                          <text:p text:style-name="Preformatted_20_Text"/>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8"/>Map&lt;Integer, String&gt; states = new HashMap&lt;Integer, String&gt;();</text:p>
                          <text:p text:style-name="Preformatted_20_Text"><text:s text:c="7"/>states.put(1, "Germany");</text:p>
                          <text:p text:style-name="Preformatted_20_Text"><text:s text:c="7"/>states.put(2, "Spain");</text:p>
                          <text:p text:style-name="Preformatted_20_Text"><text:s text:c="7"/>states.put(4, "France");</text:p>
                          <text:p text:style-name="Preformatted_20_Text"><text:s text:c="7"/>states.put(3, "Italy");</text:p>
                          <text:p text:style-name="Preformatted_20_Text"><text:s text:c="8"/></text:p>
                          <text:p text:style-name="Preformatted_20_Text"><text:s text:c="7"/>// получим объект по ключу 2</text:p>
                          <text:p text:style-name="Preformatted_20_Text"><text:s text:c="7"/>String first = states.get(2);</text:p>
                          <text:p text:style-name="Preformatted_20_Text"><text:s text:c="7"/>System.out.println(first);</text:p>
                          <text:p text:style-name="Preformatted_20_Text"><text:s text:c="7"/>// получим весь набор ключей</text:p>
                          <text:p text:style-name="Preformatted_20_Text"><text:s text:c="7"/>Set&lt;Integer&gt; keys = states.keySet();</text:p>
                          <text:p text:style-name="Preformatted_20_Text"><text:s text:c="7"/>// получить набор всех значений</text:p>
                          <text:p text:style-name="Preformatted_20_Text"><text:s text:c="7"/>Collection&lt;String&gt; values = states.values();</text:p>
                          <text:p text:style-name="Preformatted_20_Text"><text:s text:c="7"/>//заменить элемент</text:p>
                          <text:p text:style-name="Preformatted_20_Text"><text:s text:c="7"/>states.replace(1, "Poland");</text:p>
                          <text:p text:style-name="Preformatted_20_Text"><text:s text:c="7"/>// удаление элемента по ключу 2</text:p>
                          <text:p text:style-name="Preformatted_20_Text"><text:s text:c="7"/>states.remove(2);</text:p>
                          <text:p text:style-name="Preformatted_20_Text"><text:s text:c="7"/>// перебор элементов</text:p>
                          <text:p text:style-name="Preformatted_20_Text"><text:s text:c="7"/>for(Map.Entry&lt;Integer, String&gt; item : states.entrySet()){</text:p>
                          <text:p text:style-name="Preformatted_20_Text"><text:s text:c="8"/></text:p>
                          <text:p text:style-name="Preformatted_20_Text"><text:soft-page-break/><text:s text:c="11"/>System.out.printf("Key: %d <text:s/>Value: %s \n", item.getKey(), item.getValue());</text:p>
                          <text:p text:style-name="Preformatted_20_Text"><text:s text:c="7"/>}</text:p>
                          <text:p text:style-name="Preformatted_20_Text"><text:s text:c="9"/></text:p>
                          <text:p text:style-name="Preformatted_20_Text"><text:s text:c="7"/>Map&lt;String, Person&gt; people = new HashMap&lt;String, Person&gt;();</text:p>
                          <text:p text:style-name="Preformatted_20_Text"><text:s text:c="7"/>people.put("1240i54", new Person("Tom"));</text:p>
                          <text:p text:style-name="Preformatted_20_Text"><text:s text:c="7"/>people.put("1564i55", new Person("Bill"));</text:p>
                          <text:p text:style-name="Preformatted_20_Text"><text:s text:c="7"/>people.put("4540i56", new Person("Nick"));</text:p>
                          <text:p text:style-name="Preformatted_20_Text"><text:s text:c="8"/></text:p>
                          <text:p text:style-name="Preformatted_20_Text"><text:s text:c="7"/>for(Map.Entry&lt;String, Person&gt; item : people.entrySet()){</text:p>
                          <text:p text:style-name="Preformatted_20_Text"><text:s text:c="8"/></text:p>
                          <text:p text:style-name="Preformatted_20_Text"><text:s text:c="11"/>System.out.printf("Key: %s <text:s/>Value: %s \n", item.getKey(), item.getValue().getName());</text:p>
                          <text:p text:style-name="Preformatted_20_Text"><text:s text:c="7"/>}</text:p>
                          <text:p text:style-name="Preformatted_20_Text"><text:s text:c="4"/>}</text:p>
                          <text:p text:style-name="Preformatted_20_Text">}</text:p>
                          <text:p text:style-name="Preformatted_20_Text">class Person{</text:p>
                          <text:p text:style-name="Preformatted_20_Text"><text:s text:c="5"/></text:p>
                          <text:p text:style-name="Preformatted_20_Text"><text:s text:c="4"/>private String name;</text:p>
                          <text:p text:style-name="Preformatted_20_Text"><text:s text:c="4"/>public Person(String value){</text:p>
                          <text:p text:style-name="Preformatted_20_Text"><text:s text:c="9"/></text:p>
                          <text:p text:style-name="Preformatted_20_Text"><text:s text:c="8"/>name=value;</text:p>
                          <text:p text:style-name="Preformatted_20_Text"><text:s text:c="4"/>}</text:p>
                          <text:p text:style-name="Preformatted_20_Text"><text:s text:c="4"/>String getName(){return name;}</text:p>
                          <text:p text:style-name="P39">}</text:p>
                          <text:p text:style-name="Text_20_body">Чтобы добавить или заменить элемент, используется метод put, либо replace, а чтобы получить его значение по ключу - метод get. С помощью других методов интерфейса Map также производятся другие манипуляции над элементами: перебор, получение ключей, значений, удаление.</text:p>
                          <text:p text:style-name="Text_20_body"><text:span text:style-name="Source_20_Text">Для создания отображений Java также предоставляет ряд дополнительных интерфейсов: SortedMap и NavigableMap</text:span></text:p>
                          <text:h text:style-name="Heading_20_3" text:outline-level="3">SortedMap</text:h>
                          <text:p text:style-name="Text_20_body">Интерфейс SortedMap расширяет Map и создает отображение, в котором все элементы отсортированы в порядке возрастания их ключей. SortedMap добавляет ряд методов:</text:p>
                          <text:list xml:id="list8411758311985214828" text:style-name="L28">
                            <text:list-item>
                              <text:p text:style-name="P28"><text:span text:style-name="Source_20_Text">K firstKey()</text:span>: возвращает ключ первого элемента отображения</text:p>
                            </text:list-item>
                            <text:list-item>
                              <text:p text:style-name="P28"><text:span text:style-name="Source_20_Text">K lastKey()</text:span>: возвращает ключ последнего элемента отображения</text:p>
                            </text:list-item>
                            <text:list-item>
                              <text:p text:style-name="P28"><text:span text:style-name="Source_20_Text">SortedMap&lt;K, V&gt; headMap(K end)</text:span>: возвращает отображение SortedMap, которые содержит все элементы оригинального SortedMap вплоть до элемента с ключом end</text:p>
                            </text:list-item>
                            <text:list-item>
                              <text:p text:style-name="P28"><text:span text:style-name="Source_20_Text">SortedMap&lt;K, V&gt; tailMap(K start)</text:span>: возвращает отображение SortedMap, которые содержит все элементы оригинального SortedMap, начиная с элемента с ключом start</text:p>
                            </text:list-item>
                            <text:list-item>
                              <text:p text:style-name="P28"><text:span text:style-name="Source_20_Text">SortedMap&lt;K, V&gt; subMap(K start, K end)</text:span>: возвращает отображение SortedMap, которые содержит все элементы оригинального SortedMap вплоть от элемента с ключом start до элемента с ключом end</text:p>
                            </text:list-item>
                          </text:list>
                          <text:h text:style-name="Heading_20_3" text:outline-level="3"><text:soft-page-break/>NavigableMap</text:h>
                          <text:p text:style-name="Text_20_body">Интерфейс NavigableMap расширяет интерфейс SortedMap и обеспечивает возможность получения элементов отображения относительно других элементов. Его основные методы:</text:p>
                          <text:list xml:id="list7557059560217877566" text:style-name="L29">
                            <text:list-item>
                              <text:p text:style-name="P29"><text:span text:style-name="Source_20_Text">Map.Entry&lt;K, V&gt; ceilingEntry(K obj)</text:span>: возвращает элемент с наименьшим ключом k, который больше или равен ключу obj (k &gt;=obj). Если такого ключа нет, то возвращается null.</text:p>
                            </text:list-item>
                            <text:list-item>
                              <text:p text:style-name="P29"><text:span text:style-name="Source_20_Text">Map.Entry&lt;K, V&gt; floorEntry(K obj)</text:span>: возвращает элемент с наибольшим ключом k, который меньше или равен ключу obj (k &lt;=obj). Если такого ключа нет, то возвращается null.</text:p>
                            </text:list-item>
                            <text:list-item>
                              <text:p text:style-name="P29"><text:span text:style-name="Source_20_Text">Map.Entry&lt;K, V&gt; higherEntry()</text:span>: возвращает элемент с наименьшим ключом k, который больше ключа obj (k &gt;obj). Если такого ключа нет, то возвращается null.</text:p>
                            </text:list-item>
                            <text:list-item>
                              <text:p text:style-name="P29"><text:span text:style-name="Source_20_Text">Map.Entry&lt;K, V&gt; lowerEntry()</text:span>: возвращает элемент с наибольшим ключом k, который меньше ключа obj (k &lt;obj). Если такого ключа нет, то возвращается null.</text:p>
                            </text:list-item>
                            <text:list-item>
                              <text:p text:style-name="P29"><text:span text:style-name="Source_20_Text">Map.Entry&lt;K, V&gt; firstEntry()</text:span>: возвращает первый элемент отображения</text:p>
                            </text:list-item>
                            <text:list-item>
                              <text:p text:style-name="P29"><text:span text:style-name="Source_20_Text">Map.Entry&lt;K, V&gt; lastEntry()</text:span>: возвращает последний элемент отображения</text:p>
                            </text:list-item>
                            <text:list-item>
                              <text:p text:style-name="P29"><text:span text:style-name="Source_20_Text">Map.Entry&lt;K, V&gt; pollFirstEntry()</text:span>: возвращает и одновременно удаляет первый элемент из отображения</text:p>
                            </text:list-item>
                            <text:list-item>
                              <text:p text:style-name="P29"><text:span text:style-name="Source_20_Text">Map.Entry&lt;K, V&gt; pollLastEntry()</text:span>: возвращает и одновременно удаляет последний элемент из отображения</text:p>
                            </text:list-item>
                            <text:list-item>
                              <text:p text:style-name="P29"><text:span text:style-name="Source_20_Text">K ceilingKey(K obj)</text:span>: возвращает наименьший ключ k, который больше или равен ключу obj (k &gt;=obj). Если такого ключа нет, то возвращается null.</text:p>
                            </text:list-item>
                            <text:list-item>
                              <text:p text:style-name="P29"><text:span text:style-name="Source_20_Text">K floorKey(K obj)</text:span>: возвращает наибольший ключ k, который меньше или равен ключу obj (k &lt;=obj). Если такого ключа нет, то возвращается null.</text:p>
                            </text:list-item>
                            <text:list-item>
                              <text:p text:style-name="P29"><text:span text:style-name="Source_20_Text">K lowerKey(K obj)</text:span>: возвращает наибольший ключ k, который меньше ключа obj (k &lt;obj). Если такого ключа нет, то возвращается null.</text:p>
                            </text:list-item>
                            <text:list-item>
                              <text:p text:style-name="P29"><text:span text:style-name="Source_20_Text">K higherKey(K obj)</text:span>: возвращает наименьший ключ k, который больше ключа obj (k &gt;obj). Если такого ключа нет, то возвращается null.</text:p>
                            </text:list-item>
                            <text:list-item>
                              <text:p text:style-name="P29"><text:span text:style-name="Source_20_Text">NavigableSet&lt;K&gt; descendingKeySet()</text:span>: возвращает объект NavigableSet, который содержит все ключи отображения в обратном порядке</text:p>
                            </text:list-item>
                            <text:list-item>
                              <text:p text:style-name="P29"><text:span text:style-name="Source_20_Text">NavigableMap&lt;K, V&gt; descendingMap()</text:span>: возвращает отображение NavigableMap, которое содержит все элементы в обратном порядке</text:p>
                            </text:list-item>
                            <text:list-item>
                              <text:p text:style-name="P29"><text:span text:style-name="Source_20_Text">NavigableSet&lt;K&gt; navigableKeySet()</text:span>: возвращает объект NavigableSet, который содержит все ключи отображения</text:p>
                            </text:list-item>
                            <text:list-item>
                              <text:p text:style-name="P29"><text:span text:style-name="Source_20_Text">NavigableMap&lt;K, V&gt; headMap(K upperBound, boolean incl)</text:span>: возвращает отображение NavigableMap, которое содержит все элементы <text:soft-page-break/>оригинального NavigableMap вплоть от элемента с ключом upperBound. Параметр incl при значении true указывает, что элемент с ключом upperBound также включается в выходной набор.</text:p>
                            </text:list-item>
                            <text:list-item>
                              <text:p text:style-name="P29"><text:span text:style-name="Source_20_Text">NavigableMap&lt;K, V&gt; tailMap(K lowerBound, boolean incl)</text:span>: возвращает отображение NavigableMap, которое содержит все элементы оригинального NavigableMap, начиная с элемента с ключом lowerBound. Параметр incl при значении true указывает, что элемент с ключом lowerBound также включается в выходной набор.</text:p>
                            </text:list-item>
                            <text:list-item>
                              <text:p text:style-name="P29"><text:span text:style-name="Source_20_Text">NavigableMap&lt;K, V&gt; subMap(K lowerBound, boolean lowIncl, K upperBound, boolean highIncl)</text:span>: возвращает отображение NavigableMap, которое содержит все элементы оригинального NavigableMap от элемента с ключом lowerBound до элемента с ключом upperBound. Параметры lowIncl и highIncl при значении true включают в выходной набор элементы с ключами lowerBound и upperBound соответственно.</text:p>
                            </text:list-item>
                          </text:list>
                          <text:h text:style-name="Heading_20_3" text:outline-level="3">TreeMap</text:h>
                          <text:p text:style-name="Text_20_body">Класс TreeMap&lt;K, V&gt; представляет отображение в виде дерева. Он наследуется от класса AbstractMap и реализует интерфейс NavigableMap, а следовательно, также и интерфейс SortedMap. Поэтому в отличие от коллекции HashMap в TreeMap все объекты автоматически сортируются по возрастанию их ключей.</text:p>
                          <text:p text:style-name="Text_20_body">Класс TreeMap имеет следующие конструкторы:</text:p>
                          <text:list xml:id="list6443277555510040739" text:style-name="L30">
                            <text:list-item>
                              <text:p text:style-name="P30"><text:span text:style-name="Source_20_Text">TreeMap()</text:span>: создает пустое отображение в виде дерева</text:p>
                            </text:list-item>
                            <text:list-item>
                              <text:p text:style-name="P30"><text:span text:style-name="Source_20_Text">TreeMap(Map&lt;? extends K,​? extends V&gt; map)</text:span>: создает дерево, в которое добавляет все элементы из отображения map</text:p>
                            </text:list-item>
                            <text:list-item>
                              <text:p text:style-name="P30"><text:span text:style-name="Source_20_Text">TreeMap(SortedMap&lt;K, ? extends V&gt; smap)</text:span>: создает дерево, в которое добавляет все элементы из отображения smap</text:p>
                            </text:list-item>
                            <text:list-item>
                              <text:p text:style-name="P30"><text:span text:style-name="Source_20_Text">TreeMap(Comparator&lt;? super K&gt; comparator)</text:span>: создает пустое дерево, где все добавляемые элементы впоследствии будут отсортированы компаратором.</text:p>
                            </text:list-item>
                          </text:list>
                          <text:p text:style-name="Text_20_body">Используем класс в программе:</text:p>
                          <text:p text:style-name="Preformatted_20_Text">import java.util.*;</text:p>
                          <text:p text:style-name="Preformatted_20_Text"/>
                          <text:p text:style-name="Preformatted_20_Text">public class Program{</text:p>
                          <text:p text:style-name="Preformatted_20_Text"><text:s text:c="5"/></text:p>
                          <text:p text:style-name="Preformatted_20_Text"><text:s text:c="8"/>public static void main(String[] args) {</text:p>
                          <text:p text:style-name="Preformatted_20_Text"><text:s text:c="9"/></text:p>
                          <text:p text:style-name="Preformatted_20_Text"><text:s text:c="8"/>TreeMap&lt;Integer, String&gt; states = new TreeMap&lt;Integer, String&gt;();</text:p>
                          <text:p text:style-name="Preformatted_20_Text"><text:s text:c="7"/>states.put(10, "Germany");</text:p>
                          <text:p text:style-name="Preformatted_20_Text"><text:s text:c="7"/>states.put(2, "Spain");</text:p>
                          <text:p text:style-name="Preformatted_20_Text"><text:s text:c="7"/>states.put(14, "France");</text:p>
                          <text:p text:style-name="Preformatted_20_Text"><text:s text:c="7"/>states.put(3, "Italy");</text:p>
                          <text:p text:style-name="Preformatted_20_Text"><text:s text:c="8"/></text:p>
                          <text:p text:style-name="Preformatted_20_Text"><text:s text:c="7"/>// получим объект по ключу 2</text:p>
                          <text:p text:style-name="Preformatted_20_Text"><text:s text:c="7"/>String first = states.get(2);</text:p>
                          <text:p text:style-name="Preformatted_20_Text"><text:s text:c="7"/>// перебор элементов</text:p>
                          <text:p text:style-name="Preformatted_20_Text"><text:soft-page-break/><text:s text:c="7"/>for(Map.Entry&lt;Integer, String&gt; item : states.entrySet()){</text:p>
                          <text:p text:style-name="Preformatted_20_Text"><text:s text:c="8"/></text:p>
                          <text:p text:style-name="Preformatted_20_Text"><text:s text:c="11"/>System.out.printf("Key: %d <text:s/>Value: %s \n", item.getKey(), item.getValue());</text:p>
                          <text:p text:style-name="Preformatted_20_Text"><text:s text:c="7"/>}</text:p>
                          <text:p text:style-name="Preformatted_20_Text"><text:s text:c="7"/>// получим весь набор ключей</text:p>
                          <text:p text:style-name="Preformatted_20_Text"><text:s text:c="7"/>Set&lt;Integer&gt; keys = states.keySet();</text:p>
                          <text:p text:style-name="Preformatted_20_Text"><text:s text:c="7"/>// получить набор всех значений</text:p>
                          <text:p text:style-name="Preformatted_20_Text"><text:s text:c="7"/>Collection&lt;String&gt; values = states.values();</text:p>
                          <text:p text:style-name="Preformatted_20_Text"><text:s text:c="8"/></text:p>
                          <text:p text:style-name="Preformatted_20_Text"><text:s text:c="7"/>// получаем все объекты, которые стоят после объекта с ключом 4</text:p>
                          <text:p text:style-name="Preformatted_20_Text"><text:s text:c="7"/>Map&lt;Integer, String&gt; afterMap = states.tailMap(4);</text:p>
                          <text:p text:style-name="Preformatted_20_Text"><text:s text:c="8"/></text:p>
                          <text:p text:style-name="Preformatted_20_Text"><text:s text:c="7"/>// получаем все объекты, которые стоят до объекта с ключом 10</text:p>
                          <text:p text:style-name="Preformatted_20_Text"><text:s text:c="7"/>Map&lt;Integer, String&gt; beforeMap = states.headMap(10);</text:p>
                          <text:p text:style-name="Preformatted_20_Text"><text:s text:c="8"/></text:p>
                          <text:p text:style-name="Preformatted_20_Text"><text:s text:c="7"/>// получим последний элемент дерева</text:p>
                          <text:p text:style-name="Preformatted_20_Text"><text:s text:c="7"/>Map.Entry&lt;Integer, String&gt; lastItem = states.lastEntry();</text:p>
                          <text:p text:style-name="Preformatted_20_Text"><text:s text:c="8"/></text:p>
                          <text:p text:style-name="Preformatted_20_Text"><text:s text:c="7"/>System.out.printf("Last item has key %d value %s \n",lastItem.getKey(), lastItem.getValue());</text:p>
                          <text:p text:style-name="Preformatted_20_Text"><text:s text:c="9"/></text:p>
                          <text:p text:style-name="Preformatted_20_Text"><text:s text:c="7"/>Map&lt;String, Person&gt; people = new TreeMap&lt;String, Person&gt;();</text:p>
                          <text:p text:style-name="Preformatted_20_Text"><text:s text:c="7"/>people.put("1240i54", new Person("Tom"));</text:p>
                          <text:p text:style-name="Preformatted_20_Text"><text:s text:c="7"/>people.put("1564i55", new Person("Bill"));</text:p>
                          <text:p text:style-name="Preformatted_20_Text"><text:s text:c="7"/>people.put("4540i56", new Person("Nick"));</text:p>
                          <text:p text:style-name="Preformatted_20_Text"><text:s text:c="8"/></text:p>
                          <text:p text:style-name="Preformatted_20_Text"><text:s text:c="7"/>for(Map.Entry&lt;String, Person&gt; item : people.entrySet()){</text:p>
                          <text:p text:style-name="Preformatted_20_Text"><text:s text:c="8"/></text:p>
                          <text:p text:style-name="Preformatted_20_Text"><text:s text:c="11"/>System.out.printf("Key: %s <text:s/>Value: %s \n", item.getKey(), item.getValue().getName());</text:p>
                          <text:p text:style-name="Preformatted_20_Text"><text:s text:c="7"/>}</text:p>
                          <text:p text:style-name="Preformatted_20_Text"><text:s text:c="4"/>}</text:p>
                          <text:p text:style-name="Preformatted_20_Text">}</text:p>
                          <text:p text:style-name="Preformatted_20_Text">class Person{</text:p>
                          <text:p text:style-name="Preformatted_20_Text"><text:s text:c="5"/></text:p>
                          <text:p text:style-name="Preformatted_20_Text"><text:s text:c="4"/>private String name;</text:p>
                          <text:p text:style-name="Preformatted_20_Text"><text:s text:c="4"/>public Person(String name){</text:p>
                          <text:p text:style-name="Preformatted_20_Text"><text:s text:c="9"/></text:p>
                          <text:p text:style-name="Preformatted_20_Text"><text:s text:c="8"/>this.name = name;</text:p>
                          <text:p text:style-name="Preformatted_20_Text"><text:s text:c="4"/>}</text:p>
                          <text:p text:style-name="Preformatted_20_Text"><text:s text:c="4"/>String getName(){return name;}</text:p>
                          <text:p text:style-name="P39">}</text:p>
                          <text:p text:style-name="Text_20_body">Кроме собственно методов интерфейса Map класс TreeMap реализует методы интерфейса NavigableMap. Например, мы можем получить все объекты до или после определенного ключа с помощью методов <text:span text:style-name="Source_20_Text">headMap</text:span> и <text:span text:style-name="Source_20_Text">tailMap</text:span>. Также мы можем получить первый и последний элементы и провести ряд дополнительных манипуляций с объектами.</text:p>
                          <text:p text:style-name="Text_20_body"><text:span text:style-name="Source_20_Text">Одним из ключевых методов интерфейса Collection является метод Iterator&lt;E&gt; iterator(). Он возвращает итератор - то есть объект, реализующий интерфейс Iterator.</text:span></text:p>
                          <text:p text:style-name="Text_20_body">Интерфейс Iterator имеет следующее определение:</text:p>
                          <text:p text:style-name="Preformatted_20_Text">public interface Iterator &lt;E&gt;{</text:p>
                          <text:p text:style-name="Preformatted_20_Text"><text:s text:c="4"/></text:p>
                          <text:p text:style-name="Preformatted_20_Text"><text:s text:c="8"/>E next();</text:p>
                          <text:p text:style-name="Preformatted_20_Text"><text:s text:c="8"/>boolean hasNext();</text:p>
                          <text:p text:style-name="Preformatted_20_Text"><text:s text:c="8"/>void remove();</text:p>
                          <text:p text:style-name="P39">}</text:p>
                          <text:p text:style-name="Text_20_body"><text:soft-page-break/>Реализация интерфейса предполагает, что с помощью вызова метода <text:span text:style-name="Source_20_Text">next()</text:span> можно получить следующий элемент. С помощью метода <text:span text:style-name="Source_20_Text">hasNext()</text:span> можно узнать, есть ли следующий элемент, и не достигнут ли конец коллекции. И если элементы еще имеются, то <text:span text:style-name="Source_20_Text">hasNext()</text:span> вернет значение <text:span text:style-name="Source_20_Text">true</text:span>. Метод <text:span text:style-name="Source_20_Text">hasNext()</text:span> следует вызывать перед методом <text:span text:style-name="Source_20_Text">next()</text:span>, так как при достижении конца коллекции метод <text:span text:style-name="Source_20_Text">next()</text:span> выбрасывает исключение <text:span text:style-name="Source_20_Text">NoSuchElementException</text:span>. И метод <text:span text:style-name="Source_20_Text">remove()</text:span> удаляет текущий элемент, который был получен последним вызовом <text:span text:style-name="Source_20_Text">next()</text:span>.</text:p>
                          <text:p text:style-name="Text_20_body">Используем итератор для перебора коллекции ArrayList:</text:p>
                          <text:p text:style-name="Preformatted_20_Text">import java.util.*;</text:p>
                          <text:p text:style-name="Preformatted_20_Text"/>
                          <text:p text:style-name="Preformatted_20_Text">public class Program {</text:p>
                          <text:p text:style-name="Preformatted_20_Text"/>
                          <text:p text:style-name="Preformatted_20_Text"><text:s text:c="4"/>public static void main(String[] args) {</text:p>
                          <text:p text:style-name="Preformatted_20_Text"><text:s text:c="8"/></text:p>
                          <text:p text:style-name="Preformatted_20_Text"><text:s text:c="8"/>ArrayList&lt;String&gt; states = new ArrayList&lt;String&gt;();</text:p>
                          <text:p text:style-name="Preformatted_20_Text"><text:s text:c="8"/>states.add("Germany");</text:p>
                          <text:p text:style-name="Preformatted_20_Text"><text:s text:c="8"/>states.add("France");</text:p>
                          <text:p text:style-name="Preformatted_20_Text"><text:s text:c="8"/>states.add("Italy");</text:p>
                          <text:p text:style-name="Preformatted_20_Text"><text:s text:c="8"/>states.add("Spain");</text:p>
                          <text:p text:style-name="Preformatted_20_Text"><text:s text:c="8"/></text:p>
                          <text:p text:style-name="Preformatted_20_Text"><text:s text:c="8"/>Iterator&lt;String&gt; iter = states.iterator();</text:p>
                          <text:p text:style-name="Preformatted_20_Text"><text:s text:c="8"/>while(iter.hasNext()){</text:p>
                          <text:p text:style-name="Preformatted_20_Text"><text:s text:c="8"/></text:p>
                          <text:p text:style-name="Preformatted_20_Text"><text:s text:c="12"/>System.out.println(iter.next());</text:p>
                          <text:p text:style-name="Preformatted_20_Text"><text:s text:c="8"/>}</text:p>
                          <text:p text:style-name="Preformatted_20_Text"><text:s text:c="4"/>}</text:p>
                          <text:p text:style-name="P39">}</text:p>
                          <text:p text:style-name="Text_20_body">Интерфейс Iterator предоставляет ограниченный функционал. Гораздо больший набор методов предоставляет другой итератор - интерфейс ListIterator. Данный итератор используется классами, реализующими интерфейс <text:span text:style-name="Source_20_Text">List</text:span>, то есть классами LinkedList, ArrayList и др.</text:p>
                          <text:p text:style-name="Text_20_body">Интерфейс ListIterator расширяет интерфейс Iterator и определяет ряд дополнительных методов:</text:p>
                          <text:list xml:id="list2500884286578891168" text:style-name="L31">
                            <text:list-item>
                              <text:p text:style-name="P31">void add(E obj): вставляет объект obj перед элементом, который должен быть возвращен следующим вызовом <text:span text:style-name="Source_20_Text">next()</text:span></text:p>
                            </text:list-item>
                            <text:list-item>
                              <text:p text:style-name="P31">boolean hasNext(): возвращает <text:span text:style-name="Source_20_Text">true</text:span>, если в коллекции имеется следующий элемент, иначе возвращает false</text:p>
                            </text:list-item>
                            <text:list-item>
                              <text:p text:style-name="P31">boolean hasPrevious(): возвращает <text:span text:style-name="Source_20_Text">true</text:span>, если в коллекции имеется предыдущий элемент, иначе возвращает false</text:p>
                            </text:list-item>
                            <text:list-item>
                              <text:p text:style-name="P31">E next(): возвращает текущий элемент и переходит к следующему, если такого нет, то генерируется исключение <text:span text:style-name="Source_20_Text">NoSuchElementException</text:span></text:p>
                            </text:list-item>
                            <text:list-item>
                              <text:p text:style-name="P31">E previous(): возвращает текущий элемент и переходит к предыдущему, если такого нет, то генерируется исключение <text:span text:style-name="Source_20_Text">NoSuchElementException</text:span></text:p>
                            </text:list-item>
                            <text:list-item>
                              <text:p text:style-name="P31"><text:soft-page-break/>int nextIndex(): возвращает индекс следующего элемента. Если такого нет, то возвращается размер списка</text:p>
                            </text:list-item>
                            <text:list-item>
                              <text:p text:style-name="P31">int previousIndex(): возвращает индекс предыдущего элемента. Если такого нет, то возвращается число -1</text:p>
                            </text:list-item>
                            <text:list-item>
                              <text:p text:style-name="P31">void remove(): удаляет текущий элемент из списка. Таким образом, этот метод должен быть вызван после методов <text:span text:style-name="Source_20_Text">next()</text:span> или <text:span text:style-name="Source_20_Text">previous()</text:span>, иначе будет сгенерировано исключение <text:span text:style-name="Source_20_Text">IlligalStateException</text:span></text:p>
                            </text:list-item>
                            <text:list-item>
                              <text:p text:style-name="P31">void set(E obj): присваивает текущему элементу, выбранному вызовом методов <text:span text:style-name="Source_20_Text">next()</text:span> или <text:span text:style-name="Source_20_Text">previous()</text:span>, ссылку на объект obj</text:p>
                            </text:list-item>
                          </text:list>
                          <text:p text:style-name="Text_20_body">Используем ListIterator:</text:p>
                          <text:p text:style-name="Preformatted_20_Text">import java.util.*;</text:p>
                          <text:p text:style-name="Preformatted_20_Text"/>
                          <text:p text:style-name="Preformatted_20_Text">public class Program {</text:p>
                          <text:p text:style-name="Preformatted_20_Text"/>
                          <text:p text:style-name="Preformatted_20_Text"><text:s text:c="4"/>public static void main(String[] args) {</text:p>
                          <text:p text:style-name="Preformatted_20_Text"><text:s text:c="8"/></text:p>
                          <text:p text:style-name="Preformatted_20_Text"><text:s text:c="8"/>ArrayList&lt;String&gt; states = new ArrayList&lt;String&gt;();</text:p>
                          <text:p text:style-name="Preformatted_20_Text"><text:s text:c="8"/>states.add("Germany");</text:p>
                          <text:p text:style-name="Preformatted_20_Text"><text:s text:c="8"/>states.add("France");</text:p>
                          <text:p text:style-name="Preformatted_20_Text"><text:s text:c="8"/>states.add("Italy");</text:p>
                          <text:p text:style-name="Preformatted_20_Text"><text:s text:c="8"/>states.add("Spain");</text:p>
                          <text:p text:style-name="Preformatted_20_Text"><text:s text:c="8"/></text:p>
                          <text:p text:style-name="Preformatted_20_Text"><text:s text:c="8"/>ListIterator&lt;String&gt; listIter = states.listIterator();</text:p>
                          <text:p text:style-name="Preformatted_20_Text"><text:s text:c="8"/></text:p>
                          <text:p text:style-name="Preformatted_20_Text"><text:s text:c="8"/>while(listIter.hasNext()){</text:p>
                          <text:p text:style-name="Preformatted_20_Text"><text:s text:c="8"/></text:p>
                          <text:p text:style-name="Preformatted_20_Text"><text:s text:c="12"/>System.out.println(listIter.next());</text:p>
                          <text:p text:style-name="Preformatted_20_Text"><text:s text:c="8"/>}</text:p>
                          <text:p text:style-name="Preformatted_20_Text"><text:s text:c="8"/>// сейчас текущий элемент - Испания</text:p>
                          <text:p text:style-name="Preformatted_20_Text"><text:s text:c="8"/>// изменим значение этого элемента</text:p>
                          <text:p text:style-name="Preformatted_20_Text"><text:s text:c="8"/>listIter.set("Португалия");</text:p>
                          <text:p text:style-name="Preformatted_20_Text"><text:s text:c="8"/>// пройдемся по элементам в обратном порядке</text:p>
                          <text:p text:style-name="Preformatted_20_Text"><text:s text:c="8"/>while(listIter.hasPrevious()){</text:p>
                          <text:p text:style-name="Preformatted_20_Text"><text:s text:c="8"/></text:p>
                          <text:p text:style-name="Preformatted_20_Text"><text:s text:c="12"/>System.out.println(listIter.previous());</text:p>
                          <text:p text:style-name="Preformatted_20_Text"><text:s text:c="8"/>} <text:s text:c="3"/></text:p>
                          <text:p text:style-name="P39"><text:s text:c="4"/>}</text:p>
                          <text:p text:style-name="Text_20_body"><text:span text:style-name="Source_20_Text"/></text:p>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3:36:29.061956692</meta:creation-date>
    <dc:date>2019-08-19T13:44:07.746324882</dc:date>
    <meta:editing-duration>PT7M38S</meta:editing-duration>
    <meta:editing-cycles>2</meta:editing-cycles>
    <meta:generator>LibreOffice/5.1.6.2$Linux_X86_64 LibreOffice_project/10m0$Build-2</meta:generator>
    <meta:document-statistic meta:table-count="0" meta:image-count="1" meta:object-count="5" meta:page-count="37" meta:paragraph-count="1261" meta:word-count="8371" meta:character-count="69296" meta:non-whitespace-character-count="55870"/>
  </office:meta>
</office:document-meta>
</file>